
<file path=META-INF/manifest.xml><?xml version="1.0" encoding="utf-8"?>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meta.xml"/>
  <manifest:file-entry manifest:media-type="text/xml" manifest:full-path="styles.xml"/>
</manifest:manifest>
</file>

<file path=content.xml><?xml version="1.0" encoding="utf-8"?>
<office:document-content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
  <office:body>
    <office:text>
      <text:h text:outline-level="1" text:style-name="Heading_1" text:is-list-header="true">데이터베이스 8bullshits</text:h>
      <text:h text:outline-level="2" text:style-name="Heading_2" text:is-list-header="true">테이블 구조 articles</text:h>
      <table:table table:name="articles_structure">
        <table:table-column table:number-columns-repeated="5"/>
        <table:table-row>
          <table:table-cell office:value-type="string">
            <text:p>컬럼명</text:p>
          </table:table-cell>
          <table:table-cell office:value-type="string">
            <text:p>종류</text:p>
          </table:table-cell>
          <table:table-cell office:value-type="string">
            <text:p>Null</text:p>
          </table:table-cell>
          <table:table-cell office:value-type="string">
            <text:p>기본값</text:p>
          </table:table-cell>
          <table:table-cell office:value-type="string">
            <text:p>설명</text:p>
          </table:table-cell>
        </table:table-row>
        <table:table-row>
          <table:table-cell office:value-type="string">
            <text:p>id</text:p>
          </table:table-cell>
          <table:table-cell office:value-type="string">
            <text:p>int(10)</text:p>
          </table:table-cell>
          <table:table-cell office:value-type="string">
            <text:p>아니오</text:p>
          </table:table-cell>
          <table:table-cell office:value-type="string">
            <text:p/>
          </table:table-cell>
          <table:table-cell office:value-type="string">
            <text:p/>
          </table:table-cell>
        </table:table-row>
        <table:table-row>
          <table:table-cell office:value-type="string">
            <text:p>creater</text:p>
          </table:table-cell>
          <table:table-cell office:value-type="string">
            <text:p>varchar(30)</text:p>
          </table:table-cell>
          <table:table-cell office:value-type="string">
            <text:p>예</text:p>
          </table:table-cell>
          <table:table-cell office:value-type="string">
            <text:p>NULL</text:p>
          </table:table-cell>
          <table:table-cell office:value-type="string">
            <text:p/>
          </table:table-cell>
        </table:table-row>
        <table:table-row>
          <table:table-cell office:value-type="string">
            <text:p>title</text:p>
          </table:table-cell>
          <table:table-cell office:value-type="string">
            <text:p>varchar(50)</text:p>
          </table:table-cell>
          <table:table-cell office:value-type="string">
            <text:p>아니오</text:p>
          </table:table-cell>
          <table:table-cell office:value-type="string">
            <text:p>untitled</text:p>
          </table:table-cell>
          <table:table-cell office:value-type="string">
            <text:p/>
          </table:table-cell>
        </table:table-row>
        <table:table-row>
          <table:table-cell office:value-type="string">
            <text:p>sentence</text:p>
          </table:table-cell>
          <table:table-cell office:value-type="string">
            <text:p>varchar(300)</text:p>
          </table:table-cell>
          <table:table-cell office:value-type="string">
            <text:p>아니오</text:p>
          </table:table-cell>
          <table:table-cell office:value-type="string">
            <text:p>no comment</text:p>
          </table:table-cell>
          <table:table-cell office:value-type="string">
            <text:p/>
          </table:table-cell>
        </table:table-row>
        <table:table-row>
          <table:table-cell office:value-type="string">
            <text:p>truth</text:p>
          </table:table-cell>
          <table:table-cell office:value-type="string">
            <text:p>int(10)</text:p>
          </table:table-cell>
          <table:table-cell office:value-type="string">
            <text:p>아니오</text:p>
          </table:table-cell>
          <table:table-cell office:value-type="string">
            <text:p>0</text:p>
          </table:table-cell>
          <table:table-cell office:value-type="string">
            <text:p/>
          </table:table-cell>
        </table:table-row>
        <table:table-row>
          <table:table-cell office:value-type="string">
            <text:p>bullshit</text:p>
          </table:table-cell>
          <table:table-cell office:value-type="string">
            <text:p>int(10)</text:p>
          </table:table-cell>
          <table:table-cell office:value-type="string">
            <text:p>아니오</text:p>
          </table:table-cell>
          <table:table-cell office:value-type="string">
            <text:p>0</text:p>
          </table:table-cell>
          <table:table-cell office:value-type="string">
            <text:p/>
          </table:table-cell>
        </table:table-row>
      </table:table>
      <text:h text:outline-level="2" text:style-name="Heading_2" text:is-list-header="true">테이블의 덤프 데이터 articles</text:h>
      <table:table table:name="articles_structure">
        <table:table-column table:number-columns-repeated="6"/>
        <table:table-row>
          <table:table-cell office:value-type="string">
            <text:p>id</text:p>
          </table:table-cell>
          <table:table-cell office:value-type="string">
            <text:p>creater</text:p>
          </table:table-cell>
          <table:table-cell office:value-type="string">
            <text:p>title</text:p>
          </table:table-cell>
          <table:table-cell office:value-type="string">
            <text:p>sentence</text:p>
          </table:table-cell>
          <table:table-cell office:value-type="string">
            <text:p>truth</text:p>
          </table:table-cell>
          <table:table-cell office:value-type="string">
            <text:p>bullshit</text:p>
          </table:table-cell>
        </table:table-row>
        <table:table-row>
          <table:table-cell office:value-type="float" office:value="4">
            <text:p>4</text:p>
          </table:table-cell>
          <table:table-cell office:value-type="string">
            <text:p>sean</text:p>
          </table:table-cell>
          <table:table-cell office:value-type="string">
            <text:p>Awesome!</text:p>
          </table:table-cell>
          <table:table-cell office:value-type="string">
            <text:p>Interdependence is a higher value than
independence.
This work is a synergistic product of
many minds. It began in the middle
seventies as I was reviewing 200 years
of success literature as part of a doctoral
program.</text:p>
          </table:table-cell>
          <table:table-cell office:value-type="float" office:value="33">
            <text:p>33</text:p>
          </table:table-cell>
          <table:table-cell office:value-type="float" office:value="21">
            <text:p>21</text:p>
          </table:table-cell>
        </table:table-row>
        <table:table-row>
          <table:table-cell office:value-type="float" office:value="5">
            <text:p>5</text:p>
          </table:table-cell>
          <table:table-cell office:value-type="string">
            <text:p>sean</text:p>
          </table:table-cell>
          <table:table-cell office:value-type="string">
            <text:p>Awesome!!!</text:p>
          </table:table-cell>
          <table:table-cell office:value-type="string">
            <text:p>I am grateful for the inspiration
and wisdom of many thinkers and for the
trans-generational sources and roots of
this wisdom.</text:p>
          </table:table-cell>
          <table:table-cell office:value-type="float" office:value="233">
            <text:p>233</text:p>
          </table:table-cell>
          <table:table-cell office:value-type="float" office:value="31">
            <text:p>31</text:p>
          </table:table-cell>
        </table:table-row>
        <table:table-row>
          <table:table-cell office:value-type="float" office:value="6">
            <text:p>6</text:p>
          </table:table-cell>
          <table:table-cell office:value-type="string">
            <text:p>sean</text:p>
          </table:table-cell>
          <table:table-cell office:value-type="string">
            <text:p>GOOD THING</text:p>
          </table:table-cell>
          <table:table-cell office:value-type="string">
            <text:p>I am also grateful for many students,
friends, and colleagues at Brigham
Young</text:p>
          </table:table-cell>
          <table:table-cell office:value-type="float" office:value="411">
            <text:p>411</text:p>
          </table:table-cell>
          <table:table-cell office:value-type="float" office:value="222">
            <text:p>222</text:p>
          </table:table-cell>
        </table:table-row>
        <table:table-row>
          <table:table-cell office:value-type="float" office:value="7">
            <text:p>7</text:p>
          </table:table-cell>
          <table:table-cell office:value-type="string">
            <text:p>sean</text:p>
          </table:table-cell>
          <table:table-cell office:value-type="string">
            <text:p>Title1</text:p>
          </table:table-cell>
          <table:table-cell office:value-type="string">
            <text:p>University and the Covey
Leadership Center and for thousands of
adults, parents, youth, executives,</text:p>
          </table:table-cell>
          <table:table-cell office:value-type="float" office:value="13">
            <text:p>13</text:p>
          </table:table-cell>
          <table:table-cell office:value-type="float" office:value="5">
            <text:p>5</text:p>
          </table:table-cell>
        </table:table-row>
        <table:table-row>
          <table:table-cell office:value-type="float" office:value="8">
            <text:p>8</text:p>
          </table:table-cell>
          <table:table-cell office:value-type="string">
            <text:p>sean</text:p>
          </table:table-cell>
          <table:table-cell office:value-type="string">
            <text:p>Beyond the earth</text:p>
          </table:table-cell>
          <table:table-cell office:value-type="string">
            <text:p>teachers, and other clients who have
tested this material and have given
feedback and encouragement. The
material</text:p>
          </table:table-cell>
          <table:table-cell office:value-type="float" office:value="11">
            <text:p>11</text:p>
          </table:table-cell>
          <table:table-cell office:value-type="float" office:value="511">
            <text:p>511</text:p>
          </table:table-cell>
        </table:table-row>
        <table:table-row>
          <table:table-cell office:value-type="float" office:value="9">
            <text:p>9</text:p>
          </table:table-cell>
          <table:table-cell office:value-type="string">
            <text:p>putin</text:p>
          </table:table-cell>
          <table:table-cell office:value-type="string">
            <text:p>Sunlight</text:p>
          </table:table-cell>
          <table:table-cell office:value-type="string">
            <text:p>and arrangement has slowly
evolved and has imbued those who have
been sincerely and deeply immersed in it
with the conviction</text:p>
          </table:table-cell>
          <table:table-cell office:value-type="float" office:value="312">
            <text:p>312</text:p>
          </table:table-cell>
          <table:table-cell office:value-type="float" office:value="311">
            <text:p>311</text:p>
          </table:table-cell>
        </table:table-row>
        <table:table-row>
          <table:table-cell office:value-type="float" office:value="10">
            <text:p>10</text:p>
          </table:table-cell>
          <table:table-cell office:value-type="string">
            <text:p>putin</text:p>
          </table:table-cell>
          <table:table-cell office:value-type="string">
            <text:p>Coillusion</text:p>
          </table:table-cell>
          <table:table-cell office:value-type="string">
            <text:p>that the Seven Habits
represent a holistic, integrated approach
to personal and interpersonal
effectiveness,</text:p>
          </table:table-cell>
          <table:table-cell office:value-type="float" office:value="341">
            <text:p>341</text:p>
          </table:table-cell>
          <table:table-cell office:value-type="float" office:value="123">
            <text:p>123</text:p>
          </table:table-cell>
        </table:table-row>
        <table:table-row>
          <table:table-cell office:value-type="float" office:value="11">
            <text:p>11</text:p>
          </table:table-cell>
          <table:table-cell office:value-type="string">
            <text:p>putin</text:p>
          </table:table-cell>
          <table:table-cell office:value-type="string">
            <text:p>Destruction</text:p>
          </table:table-cell>
          <table:table-cell office:value-type="string">
            <text:p>and that, more than in the
individual habits themselves, the real
key lies in the relationship among them
and in how they are sequenced.</text:p>
          </table:table-cell>
          <table:table-cell office:value-type="float" office:value="133">
            <text:p>133</text:p>
          </table:table-cell>
          <table:table-cell office:value-type="float" office:value="133">
            <text:p>133</text:p>
          </table:table-cell>
        </table:table-row>
        <table:table-row>
          <table:table-cell office:value-type="float" office:value="12">
            <text:p>12</text:p>
          </table:table-cell>
          <table:table-cell office:value-type="string">
            <text:p>putin</text:p>
          </table:table-cell>
          <table:table-cell office:value-type="string">
            <text:p>Like a dream</text:p>
          </table:table-cell>
          <table:table-cell office:value-type="string">
            <text:p>For the development and production of
the book itself I feel a deep sense of
gratitude:</text:p>
          </table:table-cell>
          <table:table-cell office:value-type="float" office:value="55">
            <text:p>55</text:p>
          </table:table-cell>
          <table:table-cell office:value-type="float" office:value="11">
            <text:p>11</text:p>
          </table:table-cell>
        </table:table-row>
        <table:table-row>
          <table:table-cell office:value-type="float" office:value="13">
            <text:p>13</text:p>
          </table:table-cell>
          <table:table-cell office:value-type="string">
            <text:p>putin</text:p>
          </table:table-cell>
          <table:table-cell office:value-type="string">
            <text:p>bluescreen</text:p>
          </table:table-cell>
          <table:table-cell office:value-type="string">
            <text:p>to Sandra and to each of our children
and their spouses for living lives of
integrity and service and for supporting
my</text:p>
          </table:table-cell>
          <table:table-cell office:value-type="float" office:value="511">
            <text:p>511</text:p>
          </table:table-cell>
          <table:table-cell office:value-type="float" office:value="311">
            <text:p>311</text:p>
          </table:table-cell>
        </table:table-row>
        <table:table-row>
          <table:table-cell office:value-type="float" office:value="14">
            <text:p>14</text:p>
          </table:table-cell>
          <table:table-cell office:value-type="string">
            <text:p>putin</text:p>
          </table:table-cell>
          <table:table-cell office:value-type="string">
            <text:p>This is it!</text:p>
          </table:table-cell>
          <table:table-cell office:value-type="string">
            <text:p>to my brother John for his constant
love, interest, insights and purity of soul.</text:p>
          </table:table-cell>
          <table:table-cell office:value-type="float" office:value="5">
            <text:p>5</text:p>
          </table:table-cell>
          <table:table-cell office:value-type="float" office:value="12">
            <text:p>12</text:p>
          </table:table-cell>
        </table:table-row>
        <table:table-row>
          <table:table-cell office:value-type="float" office:value="15">
            <text:p>15</text:p>
          </table:table-cell>
          <table:table-cell office:value-type="string">
            <text:p>putin</text:p>
          </table:table-cell>
          <table:table-cell office:value-type="string">
            <text:p>Great!</text:p>
          </table:table-cell>
          <table:table-cell office:value-type="string">
            <text:p>personal sacrifice for over a year,
developed a Seven Habits video-based
development program. Under his
leadership this material has been tested
and refined and</text:p>
          </table:table-cell>
          <table:table-cell office:value-type="float" office:value="311">
            <text:p>311</text:p>
          </table:table-cell>
          <table:table-cell office:value-type="float" office:value="22">
            <text:p>22</text:p>
          </table:table-cell>
        </table:table-row>
        <table:table-row>
          <table:table-cell office:value-type="float" office:value="16">
            <text:p>16</text:p>
          </table:table-cell>
          <table:table-cell office:value-type="string">
            <text:p>ann</text:p>
          </table:table-cell>
          <table:table-cell office:value-type="string">
            <text:p>is being implemented by thousands</text:p>
          </table:table-cell>
          <table:table-cell office:value-type="string">
            <text:p>of people across a broad
range of organizations. Almost without
exception, after initial exposure to this
material, our clients desire</text:p>
          </table:table-cell>
          <table:table-cell office:value-type="float" office:value="272">
            <text:p>272</text:p>
          </table:table-cell>
          <table:table-cell office:value-type="float" office:value="41">
            <text:p>41</text:p>
          </table:table-cell>
        </table:table-row>
        <table:table-row>
          <table:table-cell office:value-type="float" office:value="17">
            <text:p>17</text:p>
          </table:table-cell>
          <table:table-cell office:value-type="string">
            <text:p>ann</text:p>
          </table:table-cell>
          <table:table-cell office:value-type="string">
            <text:p>to greater numbers of employees, underscoring</text:p>
          </table:table-cell>
          <table:table-cell office:value-type="string">
            <text:p>that it “works.”
—to Bob Thele for helping to create a
system for our firm that gave me the
peace of mind</text:p>
          </table:table-cell>
          <table:table-cell office:value-type="float" office:value="51">
            <text:p>51</text:p>
          </table:table-cell>
          <table:table-cell office:value-type="float" office:value="33">
            <text:p>33</text:p>
          </table:table-cell>
        </table:table-row>
        <table:table-row>
          <table:table-cell office:value-type="float" office:value="18">
            <text:p>18</text:p>
          </table:table-cell>
          <table:table-cell office:value-type="string">
            <text:p>ann</text:p>
          </table:table-cell>
          <table:table-cell office:value-type="string">
            <text:p>to enable me to really focus on the book. </text:p>
          </table:table-cell>
          <table:table-cell office:value-type="string">
            <text:p>the value and power of the Seven Habits
to hundreds of business organizations so
that my colleagues, Blaine Lee, Roice
Krueger, Roger Merrill and Al Switzler,
and I have the</text:p>
          </table:table-cell>
          <table:table-cell office:value-type="float" office:value="272">
            <text:p>272</text:p>
          </table:table-cell>
          <table:table-cell office:value-type="float" office:value="311">
            <text:p>311</text:p>
          </table:table-cell>
        </table:table-row>
        <table:table-row>
          <table:table-cell office:value-type="float" office:value="19">
            <text:p>19</text:p>
          </table:table-cell>
          <table:table-cell office:value-type="string">
            <text:p>ann</text:p>
          </table:table-cell>
          <table:table-cell office:value-type="string">
            <text:p>constant opportunity to</text:p>
          </table:table-cell>
          <table:table-cell office:value-type="string">
            <text:p>to my proactive literary agent Jan
Miller, and my “can do” associate Greg
Link and his</text:p>
          </table:table-cell>
          <table:table-cell office:value-type="float" office:value="411">
            <text:p>411</text:p>
          </table:table-cell>
          <table:table-cell office:value-type="float" office:value="33">
            <text:p>33</text:p>
          </table:table-cell>
        </table:table-row>
        <table:table-row>
          <table:table-cell office:value-type="float" office:value="20">
            <text:p>20</text:p>
          </table:table-cell>
          <table:table-cell office:value-type="string">
            <text:p>ann</text:p>
          </table:table-cell>
          <table:table-cell office:value-type="string">
            <text:p>Earth!!!!</text:p>
          </table:table-cell>
          <table:table-cell office:value-type="string">
            <text:p>assistant Stephanni Smith
and Raleen Beckham Wahlin for their
creative and courageous</text:p>
          </table:table-cell>
          <table:table-cell office:value-type="float" office:value="13">
            <text:p>13</text:p>
          </table:table-cell>
          <table:table-cell office:value-type="float" office:value="7">
            <text:p>7</text:p>
          </table:table-cell>
        </table:table-row>
        <table:table-row>
          <table:table-cell office:value-type="float" office:value="21">
            <text:p>21</text:p>
          </table:table-cell>
          <table:table-cell office:value-type="string">
            <text:p>emma</text:p>
          </table:table-cell>
          <table:table-cell office:value-type="string">
            <text:p>darkness</text:p>
          </table:table-cell>
          <table:table-cell office:value-type="string">
            <text:p>to my Simon and Schuster editor Bob
Asahina for his professional competence
and project</text:p>
          </table:table-cell>
          <table:table-cell office:value-type="float" office:value="144">
            <text:p>144</text:p>
          </table:table-cell>
          <table:table-cell office:value-type="float" office:value="55">
            <text:p>55</text:p>
          </table:table-cell>
        </table:table-row>
        <table:table-row>
          <table:table-cell office:value-type="float" office:value="22">
            <text:p>22</text:p>
          </table:table-cell>
          <table:table-cell office:value-type="string">
            <text:p>emma</text:p>
          </table:table-cell>
          <table:table-cell office:value-type="string">
            <text:p>rainbow</text:p>
          </table:table-cell>
          <table:table-cell office:value-type="string">
            <text:p>leadership, for his many
excellent suggestions and for helping me
to better understand the difference
between writing and speaking.</text:p>
          </table:table-cell>
          <table:table-cell office:value-type="float" office:value="51">
            <text:p>51</text:p>
          </table:table-cell>
          <table:table-cell office:value-type="float" office:value="33">
            <text:p>33</text:p>
          </table:table-cell>
        </table:table-row>
        <table:table-row>
          <table:table-cell office:value-type="float" office:value="23">
            <text:p>23</text:p>
          </table:table-cell>
          <table:table-cell office:value-type="string">
            <text:p>emma</text:p>
          </table:table-cell>
          <table:table-cell office:value-type="string">
            <text:p>green light!</text:p>
          </table:table-cell>
          <table:table-cell office:value-type="string">
            <text:p>Shirley and Heather Smith and to my
present assistant Marilyn Andrews for a
level of loyalty which is truly
uncommon.</text:p>
          </table:table-cell>
          <table:table-cell office:value-type="float" office:value="311">
            <text:p>311</text:p>
          </table:table-cell>
          <table:table-cell office:value-type="float" office:value="411">
            <text:p>411</text:p>
          </table:table-cell>
        </table:table-row>
        <table:table-row>
          <table:table-cell office:value-type="float" office:value="24">
            <text:p>24</text:p>
          </table:table-cell>
          <table:table-cell office:value-type="string">
            <text:p>emma</text:p>
          </table:table-cell>
          <table:table-cell office:value-type="string">
            <text:p>doooooooooooh nut!</text:p>
          </table:table-cell>
          <table:table-cell office:value-type="string">
            <text:p>—to our Executive Excellence magazine
editor Ken Shelton for his editing of the
first manuscript years ago, for helping
refine and</text:p>
          </table:table-cell>
          <table:table-cell office:value-type="float" office:value="411">
            <text:p>411</text:p>
          </table:table-cell>
          <table:table-cell office:value-type="float" office:value="33">
            <text:p>33</text:p>
          </table:table-cell>
        </table:table-row>
        <table:table-row>
          <table:table-cell office:value-type="float" office:value="25">
            <text:p>25</text:p>
          </table:table-cell>
          <table:table-cell office:value-type="string">
            <text:p>emma</text:p>
          </table:table-cell>
          <table:table-cell office:value-type="string">
            <text:p>hottie</text:p>
          </table:table-cell>
          <table:table-cell office:value-type="string">
            <text:p>test the material in several
contexts, and for his integrity and sense
of quality.</text:p>
          </table:table-cell>
          <table:table-cell office:value-type="float" office:value="123">
            <text:p>123</text:p>
          </table:table-cell>
          <table:table-cell office:value-type="float" office:value="55">
            <text:p>55</text:p>
          </table:table-cell>
        </table:table-row>
        <table:table-row>
          <table:table-cell office:value-type="float" office:value="26">
            <text:p>26</text:p>
          </table:table-cell>
          <table:table-cell office:value-type="string">
            <text:p>emma</text:p>
          </table:table-cell>
          <table:table-cell office:value-type="string">
            <text:p>Several rings</text:p>
          </table:table-cell>
          <table:table-cell office:value-type="string">
            <text:p>to Rebecca Merrill for her invaluable
editing and production assistance, for
her inner commitment to the material,
and for</text:p>
          </table:table-cell>
          <table:table-cell office:value-type="float" office:value="444">
            <text:p>444</text:p>
          </table:table-cell>
          <table:table-cell office:value-type="float" office:value="33">
            <text:p>33</text:p>
          </table:table-cell>
        </table:table-row>
        <table:table-row>
          <table:table-cell office:value-type="float" office:value="27">
            <text:p>27</text:p>
          </table:table-cell>
          <table:table-cell office:value-type="string">
            <text:p>emma</text:p>
          </table:table-cell>
          <table:table-cell office:value-type="string">
            <text:p>GRRRRR?</text:p>
          </table:table-cell>
          <table:table-cell office:value-type="string">
            <text:p>her skill, sensitivity, and
carefulness in fulfilling that commitment,
and to her husband,</text:p>
          </table:table-cell>
          <table:table-cell office:value-type="float" office:value="11">
            <text:p>11</text:p>
          </table:table-cell>
          <table:table-cell office:value-type="float" office:value="311">
            <text:p>311</text:p>
          </table:table-cell>
        </table:table-row>
        <table:table-row>
          <table:table-cell office:value-type="float" office:value="28">
            <text:p>28</text:p>
          </table:table-cell>
          <table:table-cell office:value-type="string">
            <text:p>emma</text:p>
          </table:table-cell>
          <table:table-cell office:value-type="string">
            <text:p>annngnggg?</text:p>
          </table:table-cell>
          <table:table-cell office:value-type="string">
            <text:p>Gaylord, for their much appreciated
vision which contributed to our
organization’s rapid growth.</text:p>
          </table:table-cell>
          <table:table-cell office:value-type="float" office:value="41">
            <text:p>41</text:p>
          </table:table-cell>
          <table:table-cell office:value-type="float" office:value="22">
            <text:p>22</text:p>
          </table:table-cell>
        </table:table-row>
        <table:table-row>
          <table:table-cell office:value-type="float" office:value="29">
            <text:p>29</text:p>
          </table:table-cell>
          <table:table-cell office:value-type="string">
            <text:p>emma</text:p>
          </table:table-cell>
          <table:table-cell office:value-type="string">
            <text:p>Fighting emma</text:p>
          </table:table-cell>
          <table:table-cell office:value-type="string">
            <text:p>Enter text here...</text:p>
          </table:table-cell>
          <table:table-cell office:value-type="float" office:value="31">
            <text:p>31</text:p>
          </table:table-cell>
          <table:table-cell office:value-type="float" office:value="222">
            <text:p>222</text:p>
          </table:table-cell>
        </table:table-row>
        <table:table-row>
          <table:table-cell office:value-type="float" office:value="30">
            <text:p>30</text:p>
          </table:table-cell>
          <table:table-cell office:value-type="string">
            <text:p>emma</text:p>
          </table:table-cell>
          <table:table-cell office:value-type="string">
            <text:p>Awesome planetaree</text:p>
          </table:table-cell>
          <table:table-cell office:value-type="string">
            <text:p>I’ve been humbled and gratified by the
worldwide audience this book has
reached. Presidents</text:p>
          </table:table-cell>
          <table:table-cell office:value-type="float" office:value="64">
            <text:p>64</text:p>
          </table:table-cell>
          <table:table-cell office:value-type="float" office:value="744">
            <text:p>744</text:p>
          </table:table-cell>
        </table:table-row>
        <table:table-row>
          <table:table-cell office:value-type="float" office:value="31">
            <text:p>31</text:p>
          </table:table-cell>
          <table:table-cell office:value-type="string">
            <text:p>clint</text:p>
          </table:table-cell>
          <table:table-cell office:value-type="string">
            <text:p>greeaaaasd</text:p>
          </table:table-cell>
          <table:table-cell office:value-type="string">
            <text:p>f mind, and far more rewarding
relationships in both your personal</text:p>
          </table:table-cell>
          <table:table-cell office:value-type="float" office:value="41">
            <text:p>41</text:p>
          </table:table-cell>
          <table:table-cell office:value-type="float" office:value="322">
            <text:p>322</text:p>
          </table:table-cell>
        </table:table-row>
        <table:table-row>
          <table:table-cell office:value-type="float" office:value="32">
            <text:p>32</text:p>
          </table:table-cell>
          <table:table-cell office:value-type="string">
            <text:p>clint</text:p>
          </table:table-cell>
          <table:table-cell office:value-type="string">
            <text:p>douchebag</text:p>
          </table:table-cell>
          <table:table-cell office:value-type="string">
            <text:p>marriage and family settings, I
have come in contact with many
individuals who have achieved an
incredible degree</text:p>
          </table:table-cell>
          <table:table-cell office:value-type="float" office:value="54">
            <text:p>54</text:p>
          </table:table-cell>
          <table:table-cell office:value-type="float" office:value="36">
            <text:p>36</text:p>
          </table:table-cell>
        </table:table-row>
        <table:table-row>
          <table:table-cell office:value-type="float" office:value="33">
            <text:p>33</text:p>
          </table:table-cell>
          <table:table-cell office:value-type="string">
            <text:p>clint</text:p>
          </table:table-cell>
          <table:table-cell office:value-type="string">
            <text:p>im tired</text:p>
          </table:table-cell>
          <table:table-cell office:value-type="string">
            <text:p>having tremendous professional
success. But it’s cost me my personal
and family life. I don’t know my wife
and children any more. I’m not even
sure I know myself</text:p>
          </table:table-cell>
          <table:table-cell office:value-type="float" office:value="111">
            <text:p>111</text:p>
          </table:table-cell>
          <table:table-cell office:value-type="float" office:value="22">
            <text:p>22</text:p>
          </table:table-cell>
        </table:table-row>
        <table:table-row>
          <table:table-cell office:value-type="float" office:value="34">
            <text:p>34</text:p>
          </table:table-cell>
          <table:table-cell office:value-type="string">
            <text:p>clint</text:p>
          </table:table-cell>
          <table:table-cell office:value-type="string">
            <text:p>cloudy</text:p>
          </table:table-cell>
          <table:table-cell office:value-type="string">
            <text:p>I know I’m overweight,
and I really want to change. I read all
the new information, I set goals, I get
myself all psyched up with</text:p>
          </table:table-cell>
          <table:table-cell office:value-type="float" office:value="31">
            <text:p>31</text:p>
          </table:table-cell>
          <table:table-cell office:value-type="float" office:value="42">
            <text:p>42</text:p>
          </table:table-cell>
        </table:table-row>
        <table:table-row>
          <table:table-cell office:value-type="float" office:value="35">
            <text:p>35</text:p>
          </table:table-cell>
          <table:table-cell office:value-type="string">
            <text:p>clint</text:p>
          </table:table-cell>
          <table:table-cell office:value-type="string">
            <text:p>purple</text:p>
          </table:table-cell>
          <table:table-cell office:value-type="string">
            <text:p>out of my employees and I work
hard to be friendly toward them and to
treat them right. But I don’t feel any
loyalty from</text:p>
          </table:table-cell>
          <table:table-cell office:value-type="float" office:value="411">
            <text:p>411</text:p>
          </table:table-cell>
          <table:table-cell office:value-type="float" office:value="64">
            <text:p>64</text:p>
          </table:table-cell>
        </table:table-row>
        <table:table-row>
          <table:table-cell office:value-type="float" office:value="36">
            <text:p>36</text:p>
          </table:table-cell>
          <table:table-cell office:value-type="string">
            <text:p>clint</text:p>
          </table:table-cell>
          <table:table-cell office:value-type="string">
            <text:p>Why can’t I train them</text:p>
          </table:table-cell>
          <table:table-cell office:value-type="string">
            <text:p>independent and responsible—or find
employees who can be?
My teenage son is rebellious and on
drugs. No matter</text:p>
          </table:table-cell>
          <table:table-cell office:value-type="float" office:value="36">
            <text:p>36</text:p>
          </table:table-cell>
          <table:table-cell office:value-type="float" office:value="32">
            <text:p>32</text:p>
          </table:table-cell>
        </table:table-row>
        <table:table-row>
          <table:table-cell office:value-type="float" office:value="37">
            <text:p>37</text:p>
          </table:table-cell>
          <table:table-cell office:value-type="string">
            <text:p>clint</text:p>
          </table:table-cell>
          <table:table-cell office:value-type="string">
            <text:p>darn it</text:p>
          </table:table-cell>
          <table:table-cell office:value-type="string">
            <text:p>I’ve attended time management
seminars and I’ve tried half a dozen
different planning systems. They’ve
helped some, but</text:p>
          </table:table-cell>
          <table:table-cell office:value-type="float" office:value="76">
            <text:p>76</text:p>
          </table:table-cell>
          <table:table-cell office:value-type="float" office:value="88">
            <text:p>88</text:p>
          </table:table-cell>
        </table:table-row>
        <table:table-row>
          <table:table-cell office:value-type="float" office:value="38">
            <text:p>38</text:p>
          </table:table-cell>
          <table:table-cell office:value-type="string">
            <text:p>obama</text:p>
          </table:table-cell>
          <table:table-cell office:value-type="string">
            <text:p>my ship!</text:p>
          </table:table-cell>
          <table:table-cell office:value-type="string">
            <text:p>teach my children the value of
work. But to get them to do anything, I
have to supervise every move... and put
up with complaining</text:p>
          </table:table-cell>
          <table:table-cell office:value-type="float" office:value="22">
            <text:p>22</text:p>
          </table:table-cell>
          <table:table-cell office:value-type="float" office:value="51">
            <text:p>51</text:p>
          </table:table-cell>
        </table:table-row>
        <table:table-row>
          <table:table-cell office:value-type="float" office:value="39">
            <text:p>39</text:p>
          </table:table-cell>
          <table:table-cell office:value-type="string">
            <text:p>obama</text:p>
          </table:table-cell>
          <table:table-cell office:value-type="string">
            <text:p>Icy</text:p>
          </table:table-cell>
          <table:table-cell office:value-type="string">
            <text:p>supervise every move... and put
up with complaining every step of the
way. It’s so much</text:p>
          </table:table-cell>
          <table:table-cell office:value-type="float" office:value="55">
            <text:p>55</text:p>
          </table:table-cell>
          <table:table-cell office:value-type="float" office:value="11">
            <text:p>11</text:p>
          </table:table-cell>
        </table:table-row>
        <table:table-row>
          <table:table-cell office:value-type="float" office:value="40">
            <text:p>40</text:p>
          </table:table-cell>
          <table:table-cell office:value-type="string">
            <text:p>obama</text:p>
          </table:table-cell>
          <table:table-cell office:value-type="string">
            <text:p>pale blue dot</text:p>
          </table:table-cell>
          <table:table-cell office:value-type="string">
            <text:p>easier to do it myself.
Why can’t children do their work
cheerfully and without</text:p>
          </table:table-cell>
          <table:table-cell office:value-type="float" office:value="8">
            <text:p>8</text:p>
          </table:table-cell>
          <table:table-cell office:value-type="float" office:value="122">
            <text:p>122</text:p>
          </table:table-cell>
        </table:table-row>
        <table:table-row>
          <table:table-cell office:value-type="float" office:value="41">
            <text:p>41</text:p>
          </table:table-cell>
          <table:table-cell office:value-type="string">
            <text:p>obama</text:p>
          </table:table-cell>
          <table:table-cell office:value-type="string">
            <text:p>carl sagon</text:p>
          </table:table-cell>
          <table:table-cell office:value-type="string">
            <text:p>difference in the long run. I’d really
like to think there was meaning in my
life, that somehow things were different
because I</text:p>
          </table:table-cell>
          <table:table-cell office:value-type="float" office:value="55">
            <text:p>55</text:p>
          </table:table-cell>
          <table:table-cell office:value-type="float" office:value="33">
            <text:p>33</text:p>
          </table:table-cell>
        </table:table-row>
        <table:table-row>
          <table:table-cell office:value-type="float" office:value="42">
            <text:p>42</text:p>
          </table:table-cell>
          <table:table-cell office:value-type="string">
            <text:p>obama</text:p>
          </table:table-cell>
          <table:table-cell office:value-type="string">
            <text:p>homer simpson</text:p>
          </table:table-cell>
          <table:table-cell office:value-type="string">
            <text:p>friends or relatives achieve
some degree of success or receive some
recognition, and I smile and
congratulate them enthusiastically</text:p>
          </table:table-cell>
          <table:table-cell office:value-type="float" office:value="76">
            <text:p>76</text:p>
          </table:table-cell>
          <table:table-cell office:value-type="float" office:value="55">
            <text:p>55</text:p>
          </table:table-cell>
        </table:table-row>
        <table:table-row>
          <table:table-cell office:value-type="float" office:value="43">
            <text:p>43</text:p>
          </table:table-cell>
          <table:table-cell office:value-type="string">
            <text:p>obama</text:p>
          </table:table-cell>
          <table:table-cell office:value-type="string">
            <text:p>Escape!</text:p>
          </table:table-cell>
          <table:table-cell office:value-type="string">
            <text:p>any interaction, I can control
the outcome. Most of the time, I can
even do it by</text:p>
          </table:table-cell>
          <table:table-cell office:value-type="float" office:value="5">
            <text:p>5</text:p>
          </table:table-cell>
          <table:table-cell office:value-type="float" office:value="12">
            <text:p>12</text:p>
          </table:table-cell>
        </table:table-row>
        <table:table-row>
          <table:table-cell office:value-type="float" office:value="44">
            <text:p>44</text:p>
          </table:table-cell>
          <table:table-cell office:value-type="string">
            <text:p>obama</text:p>
          </table:table-cell>
          <table:table-cell office:value-type="string">
            <text:p>World of Warcraft</text:p>
          </table:table-cell>
          <table:table-cell office:value-type="string">
            <text:p>each situation and I
really feel the ideas I come up</text:p>
          </table:table-cell>
          <table:table-cell office:value-type="float" office:value="183">
            <text:p>183</text:p>
          </table:table-cell>
          <table:table-cell office:value-type="float" office:value="321">
            <text:p>321</text:p>
          </table:table-cell>
        </table:table-row>
        <table:table-row>
          <table:table-cell office:value-type="float" office:value="45">
            <text:p>45</text:p>
          </table:table-cell>
          <table:table-cell office:value-type="string">
            <text:p>obama</text:p>
          </table:table-cell>
          <table:table-cell office:value-type="string">
            <text:p>almost done</text:p>
          </table:table-cell>
          <table:table-cell office:value-type="string">
            <text:p>congratulate them enthusiastically. But
inside, I’m eating my heart out. Why do
I feel this way?
I have a forceful personality</text:p>
          </table:table-cell>
          <table:table-cell office:value-type="float" office:value="33">
            <text:p>33</text:p>
          </table:table-cell>
          <table:table-cell office:value-type="float" office:value="5">
            <text:p>5</text:p>
          </table:table-cell>
        </table:table-row>
        <table:table-row>
          <table:table-cell office:value-type="float" office:value="46">
            <text:p>46</text:p>
          </table:table-cell>
          <table:table-cell office:value-type="string">
            <text:p>morgan</text:p>
          </table:table-cell>
          <table:table-cell office:value-type="string">
            <text:p>5 remains</text:p>
          </table:table-cell>
          <table:table-cell office:value-type="string">
            <text:p>outcome. Most of the time, I can
even do it by influencing others to
come up with the solution I want. I
think through each</text:p>
          </table:table-cell>
          <table:table-cell office:value-type="float" office:value="67">
            <text:p>67</text:p>
          </table:table-cell>
          <table:table-cell office:value-type="float" office:value="22">
            <text:p>22</text:p>
          </table:table-cell>
        </table:table-row>
        <table:table-row>
          <table:table-cell office:value-type="float" office:value="47">
            <text:p>47</text:p>
          </table:table-cell>
          <table:table-cell office:value-type="string">
            <text:p>morgan</text:p>
          </table:table-cell>
          <table:table-cell office:value-type="string">
            <text:p>Chaos</text:p>
          </table:table-cell>
          <table:table-cell office:value-type="string">
            <text:p>recognition, and I smile and
congratulate them enthusiastically. But
inside, I’m eating</text:p>
          </table:table-cell>
          <table:table-cell office:value-type="float" office:value="55">
            <text:p>55</text:p>
          </table:table-cell>
          <table:table-cell office:value-type="float" office:value="31">
            <text:p>31</text:p>
          </table:table-cell>
        </table:table-row>
        <table:table-row>
          <table:table-cell office:value-type="float" office:value="48">
            <text:p>48</text:p>
          </table:table-cell>
          <table:table-cell office:value-type="string">
            <text:p>morgan</text:p>
          </table:table-cell>
          <table:table-cell office:value-type="string">
            <text:p>brrrrong</text:p>
          </table:table-cell>
          <table:table-cell office:value-type="string">
            <text:p>anything; we just don’t love
each other anymore. We’ve gone to
counseling; we’ve</text:p>
          </table:table-cell>
          <table:table-cell office:value-type="float" office:value="51">
            <text:p>51</text:p>
          </table:table-cell>
          <table:table-cell office:value-type="float" office:value="88">
            <text:p>88</text:p>
          </table:table-cell>
        </table:table-row>
        <table:table-row>
          <table:table-cell office:value-type="float" office:value="49">
            <text:p>49</text:p>
          </table:table-cell>
          <table:table-cell office:value-type="string">
            <text:p>morgan</text:p>
          </table:table-cell>
          <table:table-cell office:value-type="string">
            <text:p>nine!</text:p>
          </table:table-cell>
          <table:table-cell office:value-type="string">
            <text:p>our sons was having a
very difficult time in school. He was
doing poorly academically</text:p>
          </table:table-cell>
          <table:table-cell office:value-type="float" office:value="14">
            <text:p>14</text:p>
          </table:table-cell>
          <table:table-cell office:value-type="float" office:value="321">
            <text:p>321</text:p>
          </table:table-cell>
        </table:table-row>
        <table:table-row>
          <table:table-cell office:value-type="float" office:value="50">
            <text:p>50</text:p>
          </table:table-cell>
          <table:table-cell office:value-type="string">
            <text:p>morgan</text:p>
          </table:table-cell>
          <table:table-cell office:value-type="string">
            <text:p>green tea</text:p>
          </table:table-cell>
          <table:table-cell office:value-type="string">
            <text:p>almost before the ball
was even pitched. Others would laugh at
him.</text:p>
          </table:table-cell>
          <table:table-cell office:value-type="float" office:value="85">
            <text:p>85</text:p>
          </table:table-cell>
          <table:table-cell office:value-type="float" office:value="432">
            <text:p>432</text:p>
          </table:table-cell>
        </table:table-row>
        <table:table-row>
          <table:table-cell office:value-type="float" office:value="51">
            <text:p>51</text:p>
          </table:table-cell>
          <table:table-cell office:value-type="string">
            <text:p>morgan</text:p>
          </table:table-cell>
          <table:table-cell office:value-type="string">
            <text:p>Done!</text:p>
          </table:table-cell>
          <table:table-cell office:value-type="string">
            <text:p>parents. So we worked on our
attitudes and behavior toward him and
we tried to work on his. We attempted to
psych him up using</text:p>
          </table:table-cell>
          <table:table-cell office:value-type="float" office:value="41">
            <text:p>41</text:p>
          </table:table-cell>
          <table:table-cell office:value-type="float" office:value="42">
            <text:p>42</text:p>
          </table:table-cell>
        </table:table-row>
        <table:table-row>
          <table:table-cell office:value-type="float" office:value="52">
            <text:p>52</text:p>
          </table:table-cell>
          <table:table-cell office:value-type="string">
            <text:p>morgan</text:p>
          </table:table-cell>
          <table:table-cell office:value-type="string">
            <text:p>really done</text:p>
          </table:table-cell>
          <table:table-cell office:value-type="string">
            <text:p>just learning.” And our son
would cry and insist that he’d never be
any good and that he didn’t like baseball
anyway.
Nothing we did seemed</text:p>
          </table:table-cell>
          <table:table-cell office:value-type="float" office:value="55">
            <text:p>55</text:p>
          </table:table-cell>
          <table:table-cell office:value-type="float" office:value="86">
            <text:p>86</text:p>
          </table:table-cell>
        </table:table-row>
        <table:table-row>
          <table:table-cell office:value-type="float" office:value="53">
            <text:p>53</text:p>
          </table:table-cell>
          <table:table-cell office:value-type="string">
            <text:p>morgan</text:p>
          </table:table-cell>
          <table:table-cell office:value-type="string">
            <text:p>last one</text:p>
          </table:table-cell>
          <table:table-cell office:value-type="string">
            <text:p>various clients throughout the
country. In that capacity I was preparing
bimonthly programs on</text:p>
          </table:table-cell>
          <table:table-cell office:value-type="float" office:value="23">
            <text:p>23</text:p>
          </table:table-cell>
          <table:table-cell office:value-type="float" office:value="31">
            <text:p>31</text:p>
          </table:table-cell>
        </table:table-row>
        <table:table-row>
          <table:table-cell office:value-type="float" office:value="54">
            <text:p>54</text:p>
          </table:table-cell>
          <table:table-cell office:value-type="string">
            <text:p>putin</text:p>
          </table:table-cell>
          <table:table-cell office:value-type="string">
            <text:p>flower</text:p>
          </table:table-cell>
          <table:table-cell office:value-type="string">
            <text:p>Enter text here...
Enter text here...
Enter text here...Enter text here...
Enter text here...</text:p>
          </table:table-cell>
          <table:table-cell office:value-type="float" office:value="3">
            <text:p>3</text:p>
          </table:table-cell>
          <table:table-cell office:value-type="float" office:value="0">
            <text:p>0</text:p>
          </table:table-cell>
        </table:table-row>
      </table:table>
      <text:h text:outline-level="2" text:style-name="Heading_2" text:is-list-header="true">테이블 구조 comment</text:h>
      <table:table table:name="comment_structure">
        <table:table-column table:number-columns-repeated="5"/>
        <table:table-row>
          <table:table-cell office:value-type="string">
            <text:p>컬럼명</text:p>
          </table:table-cell>
          <table:table-cell office:value-type="string">
            <text:p>종류</text:p>
          </table:table-cell>
          <table:table-cell office:value-type="string">
            <text:p>Null</text:p>
          </table:table-cell>
          <table:table-cell office:value-type="string">
            <text:p>기본값</text:p>
          </table:table-cell>
          <table:table-cell office:value-type="string">
            <text:p>설명</text:p>
          </table:table-cell>
        </table:table-row>
        <table:table-row>
          <table:table-cell office:value-type="string">
            <text:p>id</text:p>
          </table:table-cell>
          <table:table-cell office:value-type="string">
            <text:p>int(10)</text:p>
          </table:table-cell>
          <table:table-cell office:value-type="string">
            <text:p>아니오</text:p>
          </table:table-cell>
          <table:table-cell office:value-type="string">
            <text:p/>
          </table:table-cell>
          <table:table-cell office:value-type="string">
            <text:p/>
          </table:table-cell>
        </table:table-row>
        <table:table-row>
          <table:table-cell office:value-type="string">
            <text:p>name</text:p>
          </table:table-cell>
          <table:table-cell office:value-type="string">
            <text:p>varchar(50)</text:p>
          </table:table-cell>
          <table:table-cell office:value-type="string">
            <text:p>예</text:p>
          </table:table-cell>
          <table:table-cell office:value-type="string">
            <text:p>noname</text:p>
          </table:table-cell>
          <table:table-cell office:value-type="string">
            <text:p/>
          </table:table-cell>
        </table:table-row>
        <table:table-row>
          <table:table-cell office:value-type="string">
            <text:p>articlenumber</text:p>
          </table:table-cell>
          <table:table-cell office:value-type="string">
            <text:p>int(10)</text:p>
          </table:table-cell>
          <table:table-cell office:value-type="string">
            <text:p>예</text:p>
          </table:table-cell>
          <table:table-cell office:value-type="string">
            <text:p>NULL</text:p>
          </table:table-cell>
          <table:table-cell office:value-type="string">
            <text:p/>
          </table:table-cell>
        </table:table-row>
        <table:table-row>
          <table:table-cell office:value-type="string">
            <text:p>comment</text:p>
          </table:table-cell>
          <table:table-cell office:value-type="string">
            <text:p>varchar(100)</text:p>
          </table:table-cell>
          <table:table-cell office:value-type="string">
            <text:p>예</text:p>
          </table:table-cell>
          <table:table-cell office:value-type="string">
            <text:p>NULL</text:p>
          </table:table-cell>
          <table:table-cell office:value-type="string">
            <text:p/>
          </table:table-cell>
        </table:table-row>
      </table:table>
      <text:h text:outline-level="2" text:style-name="Heading_2" text:is-list-header="true">테이블의 덤프 데이터 comment</text:h>
      <table:table table:name="comment_structure">
        <table:table-column table:number-columns-repeated="4"/>
        <table:table-row>
          <table:table-cell office:value-type="string">
            <text:p>id</text:p>
          </table:table-cell>
          <table:table-cell office:value-type="string">
            <text:p>name</text:p>
          </table:table-cell>
          <table:table-cell office:value-type="string">
            <text:p>articlenumber</text:p>
          </table:table-cell>
          <table:table-cell office:value-type="string">
            <text:p>comment</text:p>
          </table:table-cell>
        </table:table-row>
        <table:table-row>
          <table:table-cell office:value-type="float" office:value="1">
            <text:p>1</text:p>
          </table:table-cell>
          <table:table-cell office:value-type="string">
            <text:p>obama</text:p>
          </table:table-cell>
          <table:table-cell office:value-type="float" office:value="53">
            <text:p>53</text:p>
          </table:table-cell>
          <table:table-cell office:value-type="string">
            <text:p>really?</text:p>
          </table:table-cell>
        </table:table-row>
        <table:table-row>
          <table:table-cell office:value-type="float" office:value="2">
            <text:p>2</text:p>
          </table:table-cell>
          <table:table-cell office:value-type="string">
            <text:p>obama</text:p>
          </table:table-cell>
          <table:table-cell office:value-type="float" office:value="53">
            <text:p>53</text:p>
          </table:table-cell>
          <table:table-cell office:value-type="string">
            <text:p>this is crap</text:p>
          </table:table-cell>
        </table:table-row>
        <table:table-row>
          <table:table-cell office:value-type="float" office:value="3">
            <text:p>3</text:p>
          </table:table-cell>
          <table:table-cell office:value-type="string">
            <text:p>obama</text:p>
          </table:table-cell>
          <table:table-cell office:value-type="float" office:value="52">
            <text:p>52</text:p>
          </table:table-cell>
          <table:table-cell office:value-type="string">
            <text:p>gangster</text:p>
          </table:table-cell>
        </table:table-row>
        <table:table-row>
          <table:table-cell office:value-type="float" office:value="4">
            <text:p>4</text:p>
          </table:table-cell>
          <table:table-cell office:value-type="string">
            <text:p>obama</text:p>
          </table:table-cell>
          <table:table-cell office:value-type="float" office:value="51">
            <text:p>51</text:p>
          </table:table-cell>
          <table:table-cell office:value-type="string">
            <text:p>great!</text:p>
          </table:table-cell>
        </table:table-row>
        <table:table-row>
          <table:table-cell office:value-type="float" office:value="5">
            <text:p>5</text:p>
          </table:table-cell>
          <table:table-cell office:value-type="string">
            <text:p>obama</text:p>
          </table:table-cell>
          <table:table-cell office:value-type="float" office:value="50">
            <text:p>50</text:p>
          </table:table-cell>
          <table:table-cell office:value-type="string">
            <text:p>awesome picture!</text:p>
          </table:table-cell>
        </table:table-row>
        <table:table-row>
          <table:table-cell office:value-type="float" office:value="6">
            <text:p>6</text:p>
          </table:table-cell>
          <table:table-cell office:value-type="string">
            <text:p>obama</text:p>
          </table:table-cell>
          <table:table-cell office:value-type="float" office:value="49">
            <text:p>49</text:p>
          </table:table-cell>
          <table:table-cell office:value-type="string">
            <text:p>awesome picture!</text:p>
          </table:table-cell>
        </table:table-row>
        <table:table-row>
          <table:table-cell office:value-type="float" office:value="7">
            <text:p>7</text:p>
          </table:table-cell>
          <table:table-cell office:value-type="string">
            <text:p>obama</text:p>
          </table:table-cell>
          <table:table-cell office:value-type="float" office:value="48">
            <text:p>48</text:p>
          </table:table-cell>
          <table:table-cell office:value-type="string">
            <text:p>awesome picture!</text:p>
          </table:table-cell>
        </table:table-row>
        <table:table-row>
          <table:table-cell office:value-type="float" office:value="8">
            <text:p>8</text:p>
          </table:table-cell>
          <table:table-cell office:value-type="string">
            <text:p>obama</text:p>
          </table:table-cell>
          <table:table-cell office:value-type="float" office:value="45">
            <text:p>45</text:p>
          </table:table-cell>
          <table:table-cell office:value-type="string">
            <text:p>awesome picture!</text:p>
          </table:table-cell>
        </table:table-row>
        <table:table-row>
          <table:table-cell office:value-type="float" office:value="9">
            <text:p>9</text:p>
          </table:table-cell>
          <table:table-cell office:value-type="string">
            <text:p>obama</text:p>
          </table:table-cell>
          <table:table-cell office:value-type="float" office:value="44">
            <text:p>44</text:p>
          </table:table-cell>
          <table:table-cell office:value-type="string">
            <text:p>awesome picture!</text:p>
          </table:table-cell>
        </table:table-row>
        <table:table-row>
          <table:table-cell office:value-type="float" office:value="10">
            <text:p>10</text:p>
          </table:table-cell>
          <table:table-cell office:value-type="string">
            <text:p>obama</text:p>
          </table:table-cell>
          <table:table-cell office:value-type="float" office:value="43">
            <text:p>43</text:p>
          </table:table-cell>
          <table:table-cell office:value-type="string">
            <text:p>awesome picture!</text:p>
          </table:table-cell>
        </table:table-row>
        <table:table-row>
          <table:table-cell office:value-type="float" office:value="11">
            <text:p>11</text:p>
          </table:table-cell>
          <table:table-cell office:value-type="string">
            <text:p>obama</text:p>
          </table:table-cell>
          <table:table-cell office:value-type="float" office:value="40">
            <text:p>40</text:p>
          </table:table-cell>
          <table:table-cell office:value-type="string">
            <text:p>awesome picture!</text:p>
          </table:table-cell>
        </table:table-row>
        <table:table-row>
          <table:table-cell office:value-type="float" office:value="12">
            <text:p>12</text:p>
          </table:table-cell>
          <table:table-cell office:value-type="string">
            <text:p>obama</text:p>
          </table:table-cell>
          <table:table-cell office:value-type="float" office:value="37">
            <text:p>37</text:p>
          </table:table-cell>
          <table:table-cell office:value-type="string">
            <text:p>awesome picture!</text:p>
          </table:table-cell>
        </table:table-row>
        <table:table-row>
          <table:table-cell office:value-type="float" office:value="13">
            <text:p>13</text:p>
          </table:table-cell>
          <table:table-cell office:value-type="string">
            <text:p>obama</text:p>
          </table:table-cell>
          <table:table-cell office:value-type="float" office:value="35">
            <text:p>35</text:p>
          </table:table-cell>
          <table:table-cell office:value-type="string">
            <text:p>awesome picture!</text:p>
          </table:table-cell>
        </table:table-row>
        <table:table-row>
          <table:table-cell office:value-type="float" office:value="14">
            <text:p>14</text:p>
          </table:table-cell>
          <table:table-cell office:value-type="string">
            <text:p>putin</text:p>
          </table:table-cell>
          <table:table-cell office:value-type="float" office:value="53">
            <text:p>53</text:p>
          </table:table-cell>
          <table:table-cell office:value-type="string">
            <text:p>great view!</text:p>
          </table:table-cell>
        </table:table-row>
        <table:table-row>
          <table:table-cell office:value-type="float" office:value="15">
            <text:p>15</text:p>
          </table:table-cell>
          <table:table-cell office:value-type="string">
            <text:p>putin</text:p>
          </table:table-cell>
          <table:table-cell office:value-type="float" office:value="51">
            <text:p>51</text:p>
          </table:table-cell>
          <table:table-cell office:value-type="string">
            <text:p>great view!</text:p>
          </table:table-cell>
        </table:table-row>
        <table:table-row>
          <table:table-cell office:value-type="float" office:value="16">
            <text:p>16</text:p>
          </table:table-cell>
          <table:table-cell office:value-type="string">
            <text:p>putin</text:p>
          </table:table-cell>
          <table:table-cell office:value-type="float" office:value="48">
            <text:p>48</text:p>
          </table:table-cell>
          <table:table-cell office:value-type="string">
            <text:p>great view!</text:p>
          </table:table-cell>
        </table:table-row>
        <table:table-row>
          <table:table-cell office:value-type="float" office:value="17">
            <text:p>17</text:p>
          </table:table-cell>
          <table:table-cell office:value-type="string">
            <text:p>putin</text:p>
          </table:table-cell>
          <table:table-cell office:value-type="float" office:value="46">
            <text:p>46</text:p>
          </table:table-cell>
          <table:table-cell office:value-type="string">
            <text:p>great view!</text:p>
          </table:table-cell>
        </table:table-row>
        <table:table-row>
          <table:table-cell office:value-type="float" office:value="18">
            <text:p>18</text:p>
          </table:table-cell>
          <table:table-cell office:value-type="string">
            <text:p>putin</text:p>
          </table:table-cell>
          <table:table-cell office:value-type="float" office:value="44">
            <text:p>44</text:p>
          </table:table-cell>
          <table:table-cell office:value-type="string">
            <text:p>great view!</text:p>
          </table:table-cell>
        </table:table-row>
        <table:table-row>
          <table:table-cell office:value-type="float" office:value="19">
            <text:p>19</text:p>
          </table:table-cell>
          <table:table-cell office:value-type="string">
            <text:p>putin</text:p>
          </table:table-cell>
          <table:table-cell office:value-type="float" office:value="43">
            <text:p>43</text:p>
          </table:table-cell>
          <table:table-cell office:value-type="string">
            <text:p>great view!</text:p>
          </table:table-cell>
        </table:table-row>
        <table:table-row>
          <table:table-cell office:value-type="float" office:value="20">
            <text:p>20</text:p>
          </table:table-cell>
          <table:table-cell office:value-type="string">
            <text:p>putin</text:p>
          </table:table-cell>
          <table:table-cell office:value-type="float" office:value="41">
            <text:p>41</text:p>
          </table:table-cell>
          <table:table-cell office:value-type="string">
            <text:p>great view!</text:p>
          </table:table-cell>
        </table:table-row>
        <table:table-row>
          <table:table-cell office:value-type="float" office:value="21">
            <text:p>21</text:p>
          </table:table-cell>
          <table:table-cell office:value-type="string">
            <text:p>putin</text:p>
          </table:table-cell>
          <table:table-cell office:value-type="float" office:value="42">
            <text:p>42</text:p>
          </table:table-cell>
          <table:table-cell office:value-type="string">
            <text:p>great view!</text:p>
          </table:table-cell>
        </table:table-row>
        <table:table-row>
          <table:table-cell office:value-type="float" office:value="22">
            <text:p>22</text:p>
          </table:table-cell>
          <table:table-cell office:value-type="string">
            <text:p>putin</text:p>
          </table:table-cell>
          <table:table-cell office:value-type="float" office:value="42">
            <text:p>42</text:p>
          </table:table-cell>
          <table:table-cell office:value-type="string">
            <text:p>great view!</text:p>
          </table:table-cell>
        </table:table-row>
        <table:table-row>
          <table:table-cell office:value-type="float" office:value="23">
            <text:p>23</text:p>
          </table:table-cell>
          <table:table-cell office:value-type="string">
            <text:p>putin</text:p>
          </table:table-cell>
          <table:table-cell office:value-type="float" office:value="38">
            <text:p>38</text:p>
          </table:table-cell>
          <table:table-cell office:value-type="string">
            <text:p>great view!</text:p>
          </table:table-cell>
        </table:table-row>
        <table:table-row>
          <table:table-cell office:value-type="float" office:value="24">
            <text:p>24</text:p>
          </table:table-cell>
          <table:table-cell office:value-type="string">
            <text:p>ann</text:p>
          </table:table-cell>
          <table:table-cell office:value-type="float" office:value="53">
            <text:p>53</text:p>
          </table:table-cell>
          <table:table-cell office:value-type="string">
            <text:p>is it real?</text:p>
          </table:table-cell>
        </table:table-row>
        <table:table-row>
          <table:table-cell office:value-type="float" office:value="25">
            <text:p>25</text:p>
          </table:table-cell>
          <table:table-cell office:value-type="string">
            <text:p>clint</text:p>
          </table:table-cell>
          <table:table-cell office:value-type="float" office:value="53">
            <text:p>53</text:p>
          </table:table-cell>
          <table:table-cell office:value-type="string">
            <text:p>comment1</text:p>
          </table:table-cell>
        </table:table-row>
        <table:table-row>
          <table:table-cell office:value-type="float" office:value="26">
            <text:p>26</text:p>
          </table:table-cell>
          <table:table-cell office:value-type="string">
            <text:p>clint</text:p>
          </table:table-cell>
          <table:table-cell office:value-type="float" office:value="53">
            <text:p>53</text:p>
          </table:table-cell>
          <table:table-cell office:value-type="string">
            <text:p>comment2</text:p>
          </table:table-cell>
        </table:table-row>
        <table:table-row>
          <table:table-cell office:value-type="float" office:value="27">
            <text:p>27</text:p>
          </table:table-cell>
          <table:table-cell office:value-type="string">
            <text:p>clint</text:p>
          </table:table-cell>
          <table:table-cell office:value-type="float" office:value="53">
            <text:p>53</text:p>
          </table:table-cell>
          <table:table-cell office:value-type="string">
            <text:p>comment3</text:p>
          </table:table-cell>
        </table:table-row>
        <table:table-row>
          <table:table-cell office:value-type="float" office:value="28">
            <text:p>28</text:p>
          </table:table-cell>
          <table:table-cell office:value-type="string">
            <text:p>emma</text:p>
          </table:table-cell>
          <table:table-cell office:value-type="float" office:value="53">
            <text:p>53</text:p>
          </table:table-cell>
          <table:table-cell office:value-type="string">
            <text:p>hi</text:p>
          </table:table-cell>
        </table:table-row>
        <table:table-row>
          <table:table-cell office:value-type="float" office:value="29">
            <text:p>29</text:p>
          </table:table-cell>
          <table:table-cell office:value-type="string">
            <text:p>emma</text:p>
          </table:table-cell>
          <table:table-cell office:value-type="float" office:value="53">
            <text:p>53</text:p>
          </table:table-cell>
          <table:table-cell office:value-type="string">
            <text:p>too slow</text:p>
          </table:table-cell>
        </table:table-row>
        <table:table-row>
          <table:table-cell office:value-type="float" office:value="30">
            <text:p>30</text:p>
          </table:table-cell>
          <table:table-cell office:value-type="string">
            <text:p>emma</text:p>
          </table:table-cell>
          <table:table-cell office:value-type="float" office:value="53">
            <text:p>53</text:p>
          </table:table-cell>
          <table:table-cell office:value-type="string">
            <text:p>awesome!</text:p>
          </table:table-cell>
        </table:table-row>
        <table:table-row>
          <table:table-cell office:value-type="float" office:value="31">
            <text:p>31</text:p>
          </table:table-cell>
          <table:table-cell office:value-type="string">
            <text:p>putin</text:p>
          </table:table-cell>
          <table:table-cell office:value-type="float" office:value="53">
            <text:p>53</text:p>
          </table:table-cell>
          <table:table-cell office:value-type="string">
            <text:p>gooda</text:p>
          </table:table-cell>
        </table:table-row>
      </table:table>
      <text:h text:outline-level="2" text:style-name="Heading_2" text:is-list-header="true">테이블 구조 gossipcomment</text:h>
      <table:table table:name="gossipcomment_structure">
        <table:table-column table:number-columns-repeated="5"/>
        <table:table-row>
          <table:table-cell office:value-type="string">
            <text:p>컬럼명</text:p>
          </table:table-cell>
          <table:table-cell office:value-type="string">
            <text:p>종류</text:p>
          </table:table-cell>
          <table:table-cell office:value-type="string">
            <text:p>Null</text:p>
          </table:table-cell>
          <table:table-cell office:value-type="string">
            <text:p>기본값</text:p>
          </table:table-cell>
          <table:table-cell office:value-type="string">
            <text:p>설명</text:p>
          </table:table-cell>
        </table:table-row>
        <table:table-row>
          <table:table-cell office:value-type="string">
            <text:p>id</text:p>
          </table:table-cell>
          <table:table-cell office:value-type="string">
            <text:p>int(10)</text:p>
          </table:table-cell>
          <table:table-cell office:value-type="string">
            <text:p>아니오</text:p>
          </table:table-cell>
          <table:table-cell office:value-type="string">
            <text:p/>
          </table:table-cell>
          <table:table-cell office:value-type="string">
            <text:p/>
          </table:table-cell>
        </table:table-row>
        <table:table-row>
          <table:table-cell office:value-type="string">
            <text:p>gossipnumber</text:p>
          </table:table-cell>
          <table:table-cell office:value-type="string">
            <text:p>int(10)</text:p>
          </table:table-cell>
          <table:table-cell office:value-type="string">
            <text:p>예</text:p>
          </table:table-cell>
          <table:table-cell office:value-type="string">
            <text:p>NULL</text:p>
          </table:table-cell>
          <table:table-cell office:value-type="string">
            <text:p/>
          </table:table-cell>
        </table:table-row>
        <table:table-row>
          <table:table-cell office:value-type="string">
            <text:p>body</text:p>
          </table:table-cell>
          <table:table-cell office:value-type="string">
            <text:p>varchar(100)</text:p>
          </table:table-cell>
          <table:table-cell office:value-type="string">
            <text:p>아니오</text:p>
          </table:table-cell>
          <table:table-cell office:value-type="string">
            <text:p>none</text:p>
          </table:table-cell>
          <table:table-cell office:value-type="string">
            <text:p/>
          </table:table-cell>
        </table:table-row>
        <table:table-row>
          <table:table-cell office:value-type="string">
            <text:p>creator</text:p>
          </table:table-cell>
          <table:table-cell office:value-type="string">
            <text:p>varchar(30)</text:p>
          </table:table-cell>
          <table:table-cell office:value-type="string">
            <text:p>아니오</text:p>
          </table:table-cell>
          <table:table-cell office:value-type="string">
            <text:p>unknown</text:p>
          </table:table-cell>
          <table:table-cell office:value-type="string">
            <text:p/>
          </table:table-cell>
        </table:table-row>
        <table:table-row>
          <table:table-cell office:value-type="string">
            <text:p>date</text:p>
          </table:table-cell>
          <table:table-cell office:value-type="string">
            <text:p>timestamp</text:p>
          </table:table-cell>
          <table:table-cell office:value-type="string">
            <text:p>아니오</text:p>
          </table:table-cell>
          <table:table-cell office:value-type="string">
            <text:p>CURRENT_TIMESTAMP</text:p>
          </table:table-cell>
          <table:table-cell office:value-type="string">
            <text:p/>
          </table:table-cell>
        </table:table-row>
      </table:table>
      <text:h text:outline-level="2" text:style-name="Heading_2" text:is-list-header="true">테이블의 덤프 데이터 gossipcomment</text:h>
      <table:table table:name="gossipcomment_structure">
        <table:table-column table:number-columns-repeated="5"/>
        <table:table-row>
          <table:table-cell office:value-type="string">
            <text:p>id</text:p>
          </table:table-cell>
          <table:table-cell office:value-type="string">
            <text:p>gossipnumber</text:p>
          </table:table-cell>
          <table:table-cell office:value-type="string">
            <text:p>body</text:p>
          </table:table-cell>
          <table:table-cell office:value-type="string">
            <text:p>creator</text:p>
          </table:table-cell>
          <table:table-cell office:value-type="string">
            <text:p>date</text:p>
          </table:table-cell>
        </table:table-row>
        <table:table-row>
          <table:table-cell office:value-type="float" office:value="1">
            <text:p>1</text:p>
          </table:table-cell>
          <table:table-cell office:value-type="float" office:value="40">
            <text:p>40</text:p>
          </table:table-cell>
          <table:table-cell office:value-type="string">
            <text:p>is it real?</text:p>
          </table:table-cell>
          <table:table-cell office:value-type="string">
            <text:p>emma</text:p>
          </table:table-cell>
          <table:table-cell office:value-type="string">
            <text:p>2014-11-28 00:36:21</text:p>
          </table:table-cell>
        </table:table-row>
        <table:table-row>
          <table:table-cell office:value-type="float" office:value="2">
            <text:p>2</text:p>
          </table:table-cell>
          <table:table-cell office:value-type="float" office:value="39">
            <text:p>39</text:p>
          </table:table-cell>
          <table:table-cell office:value-type="string">
            <text:p>good!</text:p>
          </table:table-cell>
          <table:table-cell office:value-type="string">
            <text:p>emma</text:p>
          </table:table-cell>
          <table:table-cell office:value-type="string">
            <text:p>2014-11-28 00:36:37</text:p>
          </table:table-cell>
        </table:table-row>
        <table:table-row>
          <table:table-cell office:value-type="float" office:value="3">
            <text:p>3</text:p>
          </table:table-cell>
          <table:table-cell office:value-type="float" office:value="39">
            <text:p>39</text:p>
          </table:table-cell>
          <table:table-cell office:value-type="string">
            <text:p>man!</text:p>
          </table:table-cell>
          <table:table-cell office:value-type="string">
            <text:p>emma</text:p>
          </table:table-cell>
          <table:table-cell office:value-type="string">
            <text:p>2014-11-28 00:37:49</text:p>
          </table:table-cell>
        </table:table-row>
        <table:table-row>
          <table:table-cell office:value-type="float" office:value="4">
            <text:p>4</text:p>
          </table:table-cell>
          <table:table-cell office:value-type="float" office:value="40">
            <text:p>40</text:p>
          </table:table-cell>
          <table:table-cell office:value-type="string">
            <text:p>good</text:p>
          </table:table-cell>
          <table:table-cell office:value-type="string">
            <text:p>clint</text:p>
          </table:table-cell>
          <table:table-cell office:value-type="string">
            <text:p>2014-11-28 00:38:10</text:p>
          </table:table-cell>
        </table:table-row>
        <table:table-row>
          <table:table-cell office:value-type="float" office:value="5">
            <text:p>5</text:p>
          </table:table-cell>
          <table:table-cell office:value-type="float" office:value="36">
            <text:p>36</text:p>
          </table:table-cell>
          <table:table-cell office:value-type="string">
            <text:p>xxx</text:p>
          </table:table-cell>
          <table:table-cell office:value-type="string">
            <text:p>clint</text:p>
          </table:table-cell>
          <table:table-cell office:value-type="string">
            <text:p>2014-11-28 00:38:45</text:p>
          </table:table-cell>
        </table:table-row>
        <table:table-row>
          <table:table-cell office:value-type="float" office:value="6">
            <text:p>6</text:p>
          </table:table-cell>
          <table:table-cell office:value-type="float" office:value="4">
            <text:p>4</text:p>
          </table:table-cell>
          <table:table-cell office:value-type="string">
            <text:p>awesome!</text:p>
          </table:table-cell>
          <table:table-cell office:value-type="string">
            <text:p>putin</text:p>
          </table:table-cell>
          <table:table-cell office:value-type="string">
            <text:p>2014-11-28 00:39:10</text:p>
          </table:table-cell>
        </table:table-row>
        <table:table-row>
          <table:table-cell office:value-type="float" office:value="7">
            <text:p>7</text:p>
          </table:table-cell>
          <table:table-cell office:value-type="float" office:value="40">
            <text:p>40</text:p>
          </table:table-cell>
          <table:table-cell office:value-type="string">
            <text:p>and you?</text:p>
          </table:table-cell>
          <table:table-cell office:value-type="string">
            <text:p>putin</text:p>
          </table:table-cell>
          <table:table-cell office:value-type="string">
            <text:p>2014-11-28 00:39:21</text:p>
          </table:table-cell>
        </table:table-row>
        <table:table-row>
          <table:table-cell office:value-type="float" office:value="8">
            <text:p>8</text:p>
          </table:table-cell>
          <table:table-cell office:value-type="float" office:value="40">
            <text:p>40</text:p>
          </table:table-cell>
          <table:table-cell office:value-type="string">
            <text:p>goooood</text:p>
          </table:table-cell>
          <table:table-cell office:value-type="string">
            <text:p>morgan</text:p>
          </table:table-cell>
          <table:table-cell office:value-type="string">
            <text:p>2014-11-28 00:40:22</text:p>
          </table:table-cell>
        </table:table-row>
        <table:table-row>
          <table:table-cell office:value-type="float" office:value="9">
            <text:p>9</text:p>
          </table:table-cell>
          <table:table-cell office:value-type="float" office:value="41">
            <text:p>41</text:p>
          </table:table-cell>
          <table:table-cell office:value-type="string">
            <text:p>good</text:p>
          </table:table-cell>
          <table:table-cell office:value-type="string">
            <text:p>putin</text:p>
          </table:table-cell>
          <table:table-cell office:value-type="string">
            <text:p>2014-12-02 13:47:33</text:p>
          </table:table-cell>
        </table:table-row>
      </table:table>
      <text:h text:outline-level="2" text:style-name="Heading_2" text:is-list-header="true">테이블 구조 notice</text:h>
      <table:table table:name="notice_structure">
        <table:table-column table:number-columns-repeated="5"/>
        <table:table-row>
          <table:table-cell office:value-type="string">
            <text:p>컬럼명</text:p>
          </table:table-cell>
          <table:table-cell office:value-type="string">
            <text:p>종류</text:p>
          </table:table-cell>
          <table:table-cell office:value-type="string">
            <text:p>Null</text:p>
          </table:table-cell>
          <table:table-cell office:value-type="string">
            <text:p>기본값</text:p>
          </table:table-cell>
          <table:table-cell office:value-type="string">
            <text:p>설명</text:p>
          </table:table-cell>
        </table:table-row>
        <table:table-row>
          <table:table-cell office:value-type="string">
            <text:p>id</text:p>
          </table:table-cell>
          <table:table-cell office:value-type="string">
            <text:p>int(11)</text:p>
          </table:table-cell>
          <table:table-cell office:value-type="string">
            <text:p>아니오</text:p>
          </table:table-cell>
          <table:table-cell office:value-type="string">
            <text:p/>
          </table:table-cell>
          <table:table-cell office:value-type="string">
            <text:p/>
          </table:table-cell>
        </table:table-row>
        <table:table-row>
          <table:table-cell office:value-type="string">
            <text:p>creator</text:p>
          </table:table-cell>
          <table:table-cell office:value-type="string">
            <text:p>varchar(10)</text:p>
          </table:table-cell>
          <table:table-cell office:value-type="string">
            <text:p>아니오</text:p>
          </table:table-cell>
          <table:table-cell office:value-type="string">
            <text:p>unknown</text:p>
          </table:table-cell>
          <table:table-cell office:value-type="string">
            <text:p/>
          </table:table-cell>
        </table:table-row>
        <table:table-row>
          <table:table-cell office:value-type="string">
            <text:p>title</text:p>
          </table:table-cell>
          <table:table-cell office:value-type="string">
            <text:p>varchar(50)</text:p>
          </table:table-cell>
          <table:table-cell office:value-type="string">
            <text:p>아니오</text:p>
          </table:table-cell>
          <table:table-cell office:value-type="string">
            <text:p/>
          </table:table-cell>
          <table:table-cell office:value-type="string">
            <text:p/>
          </table:table-cell>
        </table:table-row>
        <table:table-row>
          <table:table-cell office:value-type="string">
            <text:p>createdate</text:p>
          </table:table-cell>
          <table:table-cell office:value-type="string">
            <text:p>timestamp</text:p>
          </table:table-cell>
          <table:table-cell office:value-type="string">
            <text:p>아니오</text:p>
          </table:table-cell>
          <table:table-cell office:value-type="string">
            <text:p>CURRENT_TIMESTAMP</text:p>
          </table:table-cell>
          <table:table-cell office:value-type="string">
            <text:p/>
          </table:table-cell>
        </table:table-row>
        <table:table-row>
          <table:table-cell office:value-type="string">
            <text:p>body</text:p>
          </table:table-cell>
          <table:table-cell office:value-type="string">
            <text:p>varchar(1000)</text:p>
          </table:table-cell>
          <table:table-cell office:value-type="string">
            <text:p>예</text:p>
          </table:table-cell>
          <table:table-cell office:value-type="string">
            <text:p>none</text:p>
          </table:table-cell>
          <table:table-cell office:value-type="string">
            <text:p/>
          </table:table-cell>
        </table:table-row>
        <table:table-row>
          <table:table-cell office:value-type="string">
            <text:p>good</text:p>
          </table:table-cell>
          <table:table-cell office:value-type="string">
            <text:p>int(5)</text:p>
          </table:table-cell>
          <table:table-cell office:value-type="string">
            <text:p>아니오</text:p>
          </table:table-cell>
          <table:table-cell office:value-type="string">
            <text:p>0</text:p>
          </table:table-cell>
          <table:table-cell office:value-type="string">
            <text:p/>
          </table:table-cell>
        </table:table-row>
        <table:table-row>
          <table:table-cell office:value-type="string">
            <text:p>bad</text:p>
          </table:table-cell>
          <table:table-cell office:value-type="string">
            <text:p>int(5)</text:p>
          </table:table-cell>
          <table:table-cell office:value-type="string">
            <text:p>아니오</text:p>
          </table:table-cell>
          <table:table-cell office:value-type="string">
            <text:p>0</text:p>
          </table:table-cell>
          <table:table-cell office:value-type="string">
            <text:p/>
          </table:table-cell>
        </table:table-row>
      </table:table>
      <text:h text:outline-level="2" text:style-name="Heading_2" text:is-list-header="true">테이블의 덤프 데이터 notice</text:h>
      <table:table table:name="notice_structure">
        <table:table-column table:number-columns-repeated="7"/>
        <table:table-row>
          <table:table-cell office:value-type="string">
            <text:p>id</text:p>
          </table:table-cell>
          <table:table-cell office:value-type="string">
            <text:p>creator</text:p>
          </table:table-cell>
          <table:table-cell office:value-type="string">
            <text:p>title</text:p>
          </table:table-cell>
          <table:table-cell office:value-type="string">
            <text:p>createdate</text:p>
          </table:table-cell>
          <table:table-cell office:value-type="string">
            <text:p>body</text:p>
          </table:table-cell>
          <table:table-cell office:value-type="string">
            <text:p>good</text:p>
          </table:table-cell>
          <table:table-cell office:value-type="string">
            <text:p>bad</text:p>
          </table:table-cell>
        </table:table-row>
        <table:table-row>
          <table:table-cell office:value-type="float" office:value="4">
            <text:p>4</text:p>
          </table:table-cell>
          <table:table-cell office:value-type="string">
            <text:p>morgan</text:p>
          </table:table-cell>
          <table:table-cell office:value-type="string">
            <text:p>angel</text:p>
          </table:table-cell>
          <table:table-cell office:value-type="string">
            <text:p>2014-11-27 23:17:53</text:p>
          </table:table-cell>
          <table:table-cell office:value-type="string">
            <text:p>personal strength or lack of it.
Guidance means your source of
direction in life. Encompassed by your
map, your internal frame of reference
that interprets for you what is happening
out there, are standards or principles or
implicit criteria that govern moment by
moment decision-making and doing.
Wisdom is your perspective on life,
your sense of balance, your
understanding of how the various parts
and principles apply and relate to each
other. It embraces judgment,
discernment, comprehension. It is a
gestalt or oneness, an integrated
wholeness.
Power is the faculty or capacity to act,
the strength and potency to accomplish
something. It is the vital energy to make
choices and decisions. It also includes
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5">
            <text:p>5</text:p>
          </table:table-cell>
          <table:table-cell office:value-type="string">
            <text:p>morgan</text:p>
          </table:table-cell>
          <table:table-cell office:value-type="string">
            <text:p>green table</text:p>
          </table:table-cell>
          <table:table-cell office:value-type="string">
            <text:p>2014-11-27 23:18:10</text:p>
          </table:table-cell>
          <table:table-cell office:value-type="string">
            <text:p>personal strength or lack of it.
Guidance means your source of
direction in life. Encompassed by your
map, your internal frame of reference
that interprets for you what is happening
out there, are standards or principles or
implicit criteria that govern moment by
moment decision-making and doing.
Wisdom is your perspective on life,
your sense of balance, your
understanding of how the various parts
and principles apply and relate to each
other. It embraces judgment,
discernment, comprehension. It is a
gestalt or oneness, an integrated
wholeness.
Power is the faculty or capacity to act,
the strength and potency to accomplish
something. It is the vital energy to make
choices and decisions. It also includes
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6">
            <text:p>6</text:p>
          </table:table-cell>
          <table:table-cell office:value-type="string">
            <text:p>morgan</text:p>
          </table:table-cell>
          <table:table-cell office:value-type="string">
            <text:p>annne</text:p>
          </table:table-cell>
          <table:table-cell office:value-type="string">
            <text:p>2014-11-27 23:18:35</text:p>
          </table:table-cell>
          <table:table-cell office:value-type="string">
            <text:p>personal strength or lack of it.
Guidance means your source of
direction in life. Encompassed by your
map, your internal frame of reference
that interprets for you what is happening
out there, are standards or principles or
implicit criteria that govern moment by
moment decision-making and doing.
Wisdom is your perspective on life,
your sense of balance, your
understanding of how the various parts
and principles apply and relate to each
other. It embraces judgment,
discernment, comprehension. It is a
gestalt or oneness, an integrated
wholeness.
Power is the faculty or capacity to act,
the strength and potency to accomplish
something. It is the vital energy to make
choices and decisions. It also includes
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7">
            <text:p>7</text:p>
          </table:table-cell>
          <table:table-cell office:value-type="string">
            <text:p>angelina</text:p>
          </table:table-cell>
          <table:table-cell office:value-type="string">
            <text:p>metal</text:p>
          </table:table-cell>
          <table:table-cell office:value-type="string">
            <text:p>2014-11-27 23:19:12</text:p>
          </table:table-cell>
          <table:table-cell office:value-type="string">
            <text:p>personal strength or lack of it.
Guidance means your source of
direction in life. Encompassed by your
map, your internal frame of reference
that interprets for you what is happening
out there, are standards or principles or
implicit criteria that govern moment by
moment decision-making and doing.
Wisdom is your perspective on life,
your sense of balance, your
understanding of how the various parts
and principles apply and relate to each
other. It embraces judgment,
discernment, comprehension. It is a
gestalt or oneness, an integrated
wholeness.
Power is the faculty or capacity to act,
the strength and potency to accomplish
something. It is the vital energy to make
choices and decisions. It also includes
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8">
            <text:p>8</text:p>
          </table:table-cell>
          <table:table-cell office:value-type="string">
            <text:p>angelina</text:p>
          </table:table-cell>
          <table:table-cell office:value-type="string">
            <text:p>some text</text:p>
          </table:table-cell>
          <table:table-cell office:value-type="string">
            <text:p>2014-11-27 23:19:20</text:p>
          </table:table-cell>
          <table:table-cell office:value-type="string">
            <text:p>personal strength or lack of it.
Guidance means your source of
direction in life. Encompassed by your
map, your internal frame of reference
that interprets for you what is happening
out there, are standards or principles or
implicit criteria that govern moment by
moment decision-making and doing.
Wisdom is your perspective on life,
your sense of balance, your
understanding of how the various parts
and principles apply and relate to each
other. It embraces judgment,
discernment, comprehension. It is a
gestalt or oneness, an integrated
wholeness.
Power is the faculty or capacity to act,
the strength and potency to accomplish
something. It is the vital energy to make
choices and decisions. It also includes
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9">
            <text:p>9</text:p>
          </table:table-cell>
          <table:table-cell office:value-type="string">
            <text:p>angelina</text:p>
          </table:table-cell>
          <table:table-cell office:value-type="string">
            <text:p>hard for me</text:p>
          </table:table-cell>
          <table:table-cell office:value-type="string">
            <text:p>2014-11-27 23:19:31</text:p>
          </table:table-cell>
          <table:table-cell office:value-type="string">
            <text:p>personal strength or lack of it.
Guidance means your source of
direction in life. Encompassed by your
map, your internal frame of reference
that interprets for you what is happening
out there, are standards or principles or
implicit criteria that govern moment by
moment decision-making and doing.
Wisdom is your perspective on life,
your sense of balance, your
understanding of how the various parts
and principles apply and relate to each
other. It embraces judgment,
discernment, comprehension. It is a
gestalt or oneness, an integrated
wholeness.
Power is the faculty or capacity to act,
the strength and potency to accomplish
something. It is the vital energy to make
choices and decisions. It also includes
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10">
            <text:p>10</text:p>
          </table:table-cell>
          <table:table-cell office:value-type="string">
            <text:p>angelina</text:p>
          </table:table-cell>
          <table:table-cell office:value-type="string">
            <text:p>titlex</text:p>
          </table:table-cell>
          <table:table-cell office:value-type="string">
            <text:p>2014-11-27 23:20:00</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11">
            <text:p>11</text:p>
          </table:table-cell>
          <table:table-cell office:value-type="string">
            <text:p>angelina</text:p>
          </table:table-cell>
          <table:table-cell office:value-type="string">
            <text:p>am happy</text:p>
          </table:table-cell>
          <table:table-cell office:value-type="string">
            <text:p>2014-11-27 23:20:11</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111">
            <text:p>111</text:p>
          </table:table-cell>
          <table:table-cell office:value-type="float" office:value="0">
            <text:p>0</text:p>
          </table:table-cell>
        </table:table-row>
        <table:table-row>
          <table:table-cell office:value-type="float" office:value="12">
            <text:p>12</text:p>
          </table:table-cell>
          <table:table-cell office:value-type="string">
            <text:p>angelina</text:p>
          </table:table-cell>
          <table:table-cell office:value-type="string">
            <text:p>Goooooooooooooooooogle</text:p>
          </table:table-cell>
          <table:table-cell office:value-type="string">
            <text:p>2014-11-27 23:21:08</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234">
            <text:p>234</text:p>
          </table:table-cell>
          <table:table-cell office:value-type="float" office:value="0">
            <text:p>0</text:p>
          </table:table-cell>
        </table:table-row>
        <table:table-row>
          <table:table-cell office:value-type="float" office:value="13">
            <text:p>13</text:p>
          </table:table-cell>
          <table:table-cell office:value-type="string">
            <text:p>angelina</text:p>
          </table:table-cell>
          <table:table-cell office:value-type="string">
            <text:p>tell me about it!!!</text:p>
          </table:table-cell>
          <table:table-cell office:value-type="string">
            <text:p>2014-11-27 23:21:19</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55">
            <text:p>55</text:p>
          </table:table-cell>
          <table:table-cell office:value-type="float" office:value="0">
            <text:p>0</text:p>
          </table:table-cell>
        </table:table-row>
        <table:table-row>
          <table:table-cell office:value-type="float" office:value="14">
            <text:p>14</text:p>
          </table:table-cell>
          <table:table-cell office:value-type="string">
            <text:p>angelina</text:p>
          </table:table-cell>
          <table:table-cell office:value-type="string">
            <text:p>fifth</text:p>
          </table:table-cell>
          <table:table-cell office:value-type="string">
            <text:p>2014-11-27 23:21:33</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15">
            <text:p>15</text:p>
          </table:table-cell>
          <table:table-cell office:value-type="string">
            <text:p>angelina</text:p>
          </table:table-cell>
          <table:table-cell office:value-type="string">
            <text:p>some titles</text:p>
          </table:table-cell>
          <table:table-cell office:value-type="string">
            <text:p>2014-11-27 23:21:41</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33">
            <text:p>33</text:p>
          </table:table-cell>
          <table:table-cell office:value-type="float" office:value="0">
            <text:p>0</text:p>
          </table:table-cell>
        </table:table-row>
        <table:table-row>
          <table:table-cell office:value-type="float" office:value="16">
            <text:p>16</text:p>
          </table:table-cell>
          <table:table-cell office:value-type="string">
            <text:p>angelina</text:p>
          </table:table-cell>
          <table:table-cell office:value-type="string">
            <text:p>purple angel</text:p>
          </table:table-cell>
          <table:table-cell office:value-type="string">
            <text:p>2014-11-27 23:22:06</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241">
            <text:p>241</text:p>
          </table:table-cell>
          <table:table-cell office:value-type="float" office:value="0">
            <text:p>0</text:p>
          </table:table-cell>
        </table:table-row>
        <table:table-row>
          <table:table-cell office:value-type="float" office:value="17">
            <text:p>17</text:p>
          </table:table-cell>
          <table:table-cell office:value-type="string">
            <text:p>angelina</text:p>
          </table:table-cell>
          <table:table-cell office:value-type="string">
            <text:p>congra~RR</text:p>
          </table:table-cell>
          <table:table-cell office:value-type="string">
            <text:p>2014-11-27 23:22:17</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18">
            <text:p>18</text:p>
          </table:table-cell>
          <table:table-cell office:value-type="string">
            <text:p>angelina</text:p>
          </table:table-cell>
          <table:table-cell office:value-type="string">
            <text:p>go ahead!!</text:p>
          </table:table-cell>
          <table:table-cell office:value-type="string">
            <text:p>2014-11-27 23:22:31</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19">
            <text:p>19</text:p>
          </table:table-cell>
          <table:table-cell office:value-type="string">
            <text:p>beyonce</text:p>
          </table:table-cell>
          <table:table-cell office:value-type="string">
            <text:p>Gossip?</text:p>
          </table:table-cell>
          <table:table-cell office:value-type="string">
            <text:p>2014-11-27 23:24:08</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20">
            <text:p>20</text:p>
          </table:table-cell>
          <table:table-cell office:value-type="string">
            <text:p>beyonce</text:p>
          </table:table-cell>
          <table:table-cell office:value-type="string">
            <text:p>duplicate</text:p>
          </table:table-cell>
          <table:table-cell office:value-type="string">
            <text:p>2014-11-27 23:24:23</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103">
            <text:p>103</text:p>
          </table:table-cell>
          <table:table-cell office:value-type="float" office:value="0">
            <text:p>0</text:p>
          </table:table-cell>
        </table:table-row>
        <table:table-row>
          <table:table-cell office:value-type="float" office:value="21">
            <text:p>21</text:p>
          </table:table-cell>
          <table:table-cell office:value-type="string">
            <text:p>beyonce</text:p>
          </table:table-cell>
          <table:table-cell office:value-type="string">
            <text:p>cleave</text:p>
          </table:table-cell>
          <table:table-cell office:value-type="string">
            <text:p>2014-11-27 23:24:32</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22">
            <text:p>22</text:p>
          </table:table-cell>
          <table:table-cell office:value-type="string">
            <text:p>beyonce</text:p>
          </table:table-cell>
          <table:table-cell office:value-type="string">
            <text:p>asdfasdf?</text:p>
          </table:table-cell>
          <table:table-cell office:value-type="string">
            <text:p>2014-11-27 23:27:35</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59">
            <text:p>59</text:p>
          </table:table-cell>
          <table:table-cell office:value-type="float" office:value="22">
            <text:p>22</text:p>
          </table:table-cell>
        </table:table-row>
        <table:table-row>
          <table:table-cell office:value-type="float" office:value="23">
            <text:p>23</text:p>
          </table:table-cell>
          <table:table-cell office:value-type="string">
            <text:p>beyonce</text:p>
          </table:table-cell>
          <table:table-cell office:value-type="string">
            <text:p>some texts for me</text:p>
          </table:table-cell>
          <table:table-cell office:value-type="string">
            <text:p>2014-11-27 23:27:54</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24">
            <text:p>24</text:p>
          </table:table-cell>
          <table:table-cell office:value-type="string">
            <text:p>beyonce</text:p>
          </table:table-cell>
          <table:table-cell office:value-type="string">
            <text:p>almost done!</text:p>
          </table:table-cell>
          <table:table-cell office:value-type="string">
            <text:p>2014-11-27 23:28:09</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148">
            <text:p>148</text:p>
          </table:table-cell>
          <table:table-cell office:value-type="float" office:value="123">
            <text:p>123</text:p>
          </table:table-cell>
        </table:table-row>
        <table:table-row>
          <table:table-cell office:value-type="float" office:value="25">
            <text:p>25</text:p>
          </table:table-cell>
          <table:table-cell office:value-type="string">
            <text:p>beyonce</text:p>
          </table:table-cell>
          <table:table-cell office:value-type="string">
            <text:p>same Thing!!!!!!!!!!!!!</text:p>
          </table:table-cell>
          <table:table-cell office:value-type="string">
            <text:p>2014-11-27 23:29:05</text:p>
          </table:table-cell>
          <table:table-cell office:value-type="string">
            <text:p>En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94">
            <text:p>94</text:p>
          </table:table-cell>
          <table:table-cell office:value-type="float" office:value="0">
            <text:p>0</text:p>
          </table:table-cell>
        </table:table-row>
        <table:table-row>
          <table:table-cell office:value-type="float" office:value="26">
            <text:p>26</text:p>
          </table:table-cell>
          <table:table-cell office:value-type="string">
            <text:p>beyonce</text:p>
          </table:table-cell>
          <table:table-cell office:value-type="string">
            <text:p>I wanna stop it</text:p>
          </table:table-cell>
          <table:table-cell office:value-type="string">
            <text:p>2014-11-27 23:29:16</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88">
            <text:p>88</text:p>
          </table:table-cell>
          <table:table-cell office:value-type="float" office:value="555">
            <text:p>555</text:p>
          </table:table-cell>
        </table:table-row>
        <table:table-row>
          <table:table-cell office:value-type="float" office:value="27">
            <text:p>27</text:p>
          </table:table-cell>
          <table:table-cell office:value-type="string">
            <text:p>beyonce</text:p>
          </table:table-cell>
          <table:table-cell office:value-type="string">
            <text:p>enter text here yo </text:p>
          </table:table-cell>
          <table:table-cell office:value-type="string">
            <text:p>2014-11-27 23:46:28</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33">
            <text:p>33</text:p>
          </table:table-cell>
          <table:table-cell office:value-type="float" office:value="5">
            <text:p>5</text:p>
          </table:table-cell>
        </table:table-row>
        <table:table-row>
          <table:table-cell office:value-type="float" office:value="28">
            <text:p>28</text:p>
          </table:table-cell>
          <table:table-cell office:value-type="string">
            <text:p>clint</text:p>
          </table:table-cell>
          <table:table-cell office:value-type="string">
            <text:p>fresh bullshit</text:p>
          </table:table-cell>
          <table:table-cell office:value-type="string">
            <text:p>2014-11-27 23:47:49</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0">
            <text:p>0</text:p>
          </table:table-cell>
          <table:table-cell office:value-type="float" office:value="0">
            <text:p>0</text:p>
          </table:table-cell>
        </table:table-row>
        <table:table-row>
          <table:table-cell office:value-type="float" office:value="29">
            <text:p>29</text:p>
          </table:table-cell>
          <table:table-cell office:value-type="string">
            <text:p>clint</text:p>
          </table:table-cell>
          <table:table-cell office:value-type="string">
            <text:p>im clint ya</text:p>
          </table:table-cell>
          <table:table-cell office:value-type="string">
            <text:p>2014-11-27 23:52:36</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241">
            <text:p>241</text:p>
          </table:table-cell>
          <table:table-cell office:value-type="float" office:value="32">
            <text:p>32</text:p>
          </table:table-cell>
        </table:table-row>
        <table:table-row>
          <table:table-cell office:value-type="float" office:value="30">
            <text:p>30</text:p>
          </table:table-cell>
          <table:table-cell office:value-type="string">
            <text:p>clint</text:p>
          </table:table-cell>
          <table:table-cell office:value-type="string">
            <text:p>Wound person</text:p>
          </table:table-cell>
          <table:table-cell office:value-type="string">
            <text:p>2014-11-27 23:52:52</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15">
            <text:p>15</text:p>
          </table:table-cell>
          <table:table-cell office:value-type="float" office:value="0">
            <text:p>0</text:p>
          </table:table-cell>
        </table:table-row>
        <table:table-row>
          <table:table-cell office:value-type="float" office:value="31">
            <text:p>31</text:p>
          </table:table-cell>
          <table:table-cell office:value-type="string">
            <text:p>clint</text:p>
          </table:table-cell>
          <table:table-cell office:value-type="string">
            <text:p>good day to die hard</text:p>
          </table:table-cell>
          <table:table-cell office:value-type="string">
            <text:p>2014-11-27 23:53:05</text:p>
          </table:table-cell>
          <table:table-cell office:value-type="string">
            <text:p>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334">
            <text:p>334</text:p>
          </table:table-cell>
          <table:table-cell office:value-type="float" office:value="55">
            <text:p>55</text:p>
          </table:table-cell>
        </table:table-row>
        <table:table-row>
          <table:table-cell office:value-type="float" office:value="32">
            <text:p>32</text:p>
          </table:table-cell>
          <table:table-cell office:value-type="string">
            <text:p>clint</text:p>
          </table:table-cell>
          <table:table-cell office:value-type="string">
            <text:p>interstella </text:p>
          </table:table-cell>
          <table:table-cell office:value-type="string">
            <text:p>2014-11-27 23:53:19</text:p>
          </table:table-cell>
          <table:table-cell office:value-type="string">
            <text:p>Enter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249">
            <text:p>249</text:p>
          </table:table-cell>
          <table:table-cell office:value-type="float" office:value="33">
            <text:p>33</text:p>
          </table:table-cell>
        </table:table-row>
        <table:table-row>
          <table:table-cell office:value-type="float" office:value="33">
            <text:p>33</text:p>
          </table:table-cell>
          <table:table-cell office:value-type="string">
            <text:p>putin</text:p>
          </table:table-cell>
          <table:table-cell office:value-type="string">
            <text:p>im putin goodman ya</text:p>
          </table:table-cell>
          <table:table-cell office:value-type="string">
            <text:p>2014-12-08 01:44:13</text:p>
          </table:table-cell>
          <table:table-cell office:value-type="string">
            <text:p>Enterpersonal strength or lack of it. 
Guidance means your source ofdirection in life. Encompassed by your 
map, your internal frame of referencethat interprets for you what is happeningout there, are standards or principles or 
implicit criteria that govern moment by 
moment decision-making and doing.Wisdom is your perspective on life, 
your sense of balance, your 
understanding of how the various parts 
and principles apply and relate to eachother. It embraces judgment,discernment, 
comprehension. It is a 
gestalt or oneness, an integratedwholeness. 
Power is the faculty or capacity to act,the strength and potency to accomplish 
something. It is the vital energy to make 
choices and decisions. It also includesthe capacity to overcome deeply 
embedded habits and</text:p>
          </table:table-cell>
          <table:table-cell office:value-type="float" office:value="0">
            <text:p>0</text:p>
          </table:table-cell>
          <table:table-cell office:value-type="float" office:value="0">
            <text:p>0</text:p>
          </table:table-cell>
        </table:table-row>
      </table:table>
      <text:h text:outline-level="2" text:style-name="Heading_2" text:is-list-header="true">테이블 구조 subcomment</text:h>
      <table:table table:name="subcomment_structure">
        <table:table-column table:number-columns-repeated="5"/>
        <table:table-row>
          <table:table-cell office:value-type="string">
            <text:p>컬럼명</text:p>
          </table:table-cell>
          <table:table-cell office:value-type="string">
            <text:p>종류</text:p>
          </table:table-cell>
          <table:table-cell office:value-type="string">
            <text:p>Null</text:p>
          </table:table-cell>
          <table:table-cell office:value-type="string">
            <text:p>기본값</text:p>
          </table:table-cell>
          <table:table-cell office:value-type="string">
            <text:p>설명</text:p>
          </table:table-cell>
        </table:table-row>
        <table:table-row>
          <table:table-cell office:value-type="string">
            <text:p>id</text:p>
          </table:table-cell>
          <table:table-cell office:value-type="string">
            <text:p>int(10)</text:p>
          </table:table-cell>
          <table:table-cell office:value-type="string">
            <text:p>아니오</text:p>
          </table:table-cell>
          <table:table-cell office:value-type="string">
            <text:p/>
          </table:table-cell>
          <table:table-cell office:value-type="string">
            <text:p/>
          </table:table-cell>
        </table:table-row>
        <table:table-row>
          <table:table-cell office:value-type="string">
            <text:p>commentid</text:p>
          </table:table-cell>
          <table:table-cell office:value-type="string">
            <text:p>int(10)</text:p>
          </table:table-cell>
          <table:table-cell office:value-type="string">
            <text:p>예</text:p>
          </table:table-cell>
          <table:table-cell office:value-type="string">
            <text:p>NULL</text:p>
          </table:table-cell>
          <table:table-cell office:value-type="string">
            <text:p/>
          </table:table-cell>
        </table:table-row>
        <table:table-row>
          <table:table-cell office:value-type="string">
            <text:p>creator</text:p>
          </table:table-cell>
          <table:table-cell office:value-type="string">
            <text:p>varchar(30)</text:p>
          </table:table-cell>
          <table:table-cell office:value-type="string">
            <text:p>아니오</text:p>
          </table:table-cell>
          <table:table-cell office:value-type="string">
            <text:p>unknown</text:p>
          </table:table-cell>
          <table:table-cell office:value-type="string">
            <text:p/>
          </table:table-cell>
        </table:table-row>
        <table:table-row>
          <table:table-cell office:value-type="string">
            <text:p>body</text:p>
          </table:table-cell>
          <table:table-cell office:value-type="string">
            <text:p>varchar(100)</text:p>
          </table:table-cell>
          <table:table-cell office:value-type="string">
            <text:p>아니오</text:p>
          </table:table-cell>
          <table:table-cell office:value-type="string">
            <text:p>none</text:p>
          </table:table-cell>
          <table:table-cell office:value-type="string">
            <text:p/>
          </table:table-cell>
        </table:table-row>
        <table:table-row>
          <table:table-cell office:value-type="string">
            <text:p>date</text:p>
          </table:table-cell>
          <table:table-cell office:value-type="string">
            <text:p>timestamp</text:p>
          </table:table-cell>
          <table:table-cell office:value-type="string">
            <text:p>아니오</text:p>
          </table:table-cell>
          <table:table-cell office:value-type="string">
            <text:p>CURRENT_TIMESTAMP</text:p>
          </table:table-cell>
          <table:table-cell office:value-type="string">
            <text:p/>
          </table:table-cell>
        </table:table-row>
      </table:table>
      <text:h text:outline-level="2" text:style-name="Heading_2" text:is-list-header="true">테이블의 덤프 데이터 subcomment</text:h>
      <table:table table:name="subcomment_structure">
        <table:table-column table:number-columns-repeated="5"/>
        <table:table-row>
          <table:table-cell office:value-type="string">
            <text:p>id</text:p>
          </table:table-cell>
          <table:table-cell office:value-type="string">
            <text:p>commentid</text:p>
          </table:table-cell>
          <table:table-cell office:value-type="string">
            <text:p>creator</text:p>
          </table:table-cell>
          <table:table-cell office:value-type="string">
            <text:p>body</text:p>
          </table:table-cell>
          <table:table-cell office:value-type="string">
            <text:p>date</text:p>
          </table:table-cell>
        </table:table-row>
        <table:table-row>
          <table:table-cell office:value-type="float" office:value="1">
            <text:p>1</text:p>
          </table:table-cell>
          <table:table-cell office:value-type="float" office:value="1">
            <text:p>1</text:p>
          </table:table-cell>
          <table:table-cell office:value-type="string">
            <text:p>clint</text:p>
          </table:table-cell>
          <table:table-cell office:value-type="string">
            <text:p>awesome!</text:p>
          </table:table-cell>
          <table:table-cell office:value-type="string">
            <text:p>2014-11-28 00:38:21</text:p>
          </table:table-cell>
        </table:table-row>
        <table:table-row>
          <table:table-cell office:value-type="float" office:value="2">
            <text:p>2</text:p>
          </table:table-cell>
          <table:table-cell office:value-type="float" office:value="4">
            <text:p>4</text:p>
          </table:table-cell>
          <table:table-cell office:value-type="string">
            <text:p>putin</text:p>
          </table:table-cell>
          <table:table-cell office:value-type="string">
            <text:p>hi</text:p>
          </table:table-cell>
          <table:table-cell office:value-type="string">
            <text:p>2014-11-28 00:39:33</text:p>
          </table:table-cell>
        </table:table-row>
        <table:table-row>
          <table:table-cell office:value-type="float" office:value="3">
            <text:p>3</text:p>
          </table:table-cell>
          <table:table-cell office:value-type="float" office:value="1">
            <text:p>1</text:p>
          </table:table-cell>
          <table:table-cell office:value-type="string">
            <text:p>putin</text:p>
          </table:table-cell>
          <table:table-cell office:value-type="string">
            <text:p>like it!</text:p>
          </table:table-cell>
          <table:table-cell office:value-type="string">
            <text:p>2014-11-28 00:39:41</text:p>
          </table:table-cell>
        </table:table-row>
        <table:table-row>
          <table:table-cell office:value-type="float" office:value="4">
            <text:p>4</text:p>
          </table:table-cell>
          <table:table-cell office:value-type="float" office:value="1">
            <text:p>1</text:p>
          </table:table-cell>
          <table:table-cell office:value-type="string">
            <text:p>putin</text:p>
          </table:table-cell>
          <table:table-cell office:value-type="string">
            <text:p>bro but its bullshit!</text:p>
          </table:table-cell>
          <table:table-cell office:value-type="string">
            <text:p>2014-11-28 00:39:53</text:p>
          </table:table-cell>
        </table:table-row>
        <table:table-row>
          <table:table-cell office:value-type="float" office:value="5">
            <text:p>5</text:p>
          </table:table-cell>
          <table:table-cell office:value-type="float" office:value="7">
            <text:p>7</text:p>
          </table:table-cell>
          <table:table-cell office:value-type="string">
            <text:p>morgan</text:p>
          </table:table-cell>
          <table:table-cell office:value-type="string">
            <text:p>fine!</text:p>
          </table:table-cell>
          <table:table-cell office:value-type="string">
            <text:p>2014-11-28 00:40:32</text:p>
          </table:table-cell>
        </table:table-row>
        <table:table-row>
          <table:table-cell office:value-type="float" office:value="6">
            <text:p>6</text:p>
          </table:table-cell>
          <table:table-cell office:value-type="float" office:value="9">
            <text:p>9</text:p>
          </table:table-cell>
          <table:table-cell office:value-type="string">
            <text:p>putin</text:p>
          </table:table-cell>
          <table:table-cell office:value-type="string">
            <text:p>ok</text:p>
          </table:table-cell>
          <table:table-cell office:value-type="string">
            <text:p>2014-12-02 13:47:43</text:p>
          </table:table-cell>
        </table:table-row>
      </table:table>
      <text:h text:outline-level="2" text:style-name="Heading_2" text:is-list-header="true">테이블 구조 users</text:h>
      <table:table table:name="users_structure">
        <table:table-column table:number-columns-repeated="5"/>
        <table:table-row>
          <table:table-cell office:value-type="string">
            <text:p>컬럼명</text:p>
          </table:table-cell>
          <table:table-cell office:value-type="string">
            <text:p>종류</text:p>
          </table:table-cell>
          <table:table-cell office:value-type="string">
            <text:p>Null</text:p>
          </table:table-cell>
          <table:table-cell office:value-type="string">
            <text:p>기본값</text:p>
          </table:table-cell>
          <table:table-cell office:value-type="string">
            <text:p>설명</text:p>
          </table:table-cell>
        </table:table-row>
        <table:table-row>
          <table:table-cell office:value-type="string">
            <text:p>id</text:p>
          </table:table-cell>
          <table:table-cell office:value-type="string">
            <text:p>int(10)</text:p>
          </table:table-cell>
          <table:table-cell office:value-type="string">
            <text:p>아니오</text:p>
          </table:table-cell>
          <table:table-cell office:value-type="string">
            <text:p/>
          </table:table-cell>
          <table:table-cell office:value-type="string">
            <text:p/>
          </table:table-cell>
        </table:table-row>
        <table:table-row>
          <table:table-cell office:value-type="string">
            <text:p>picture</text:p>
          </table:table-cell>
          <table:table-cell office:value-type="string">
            <text:p>varchar(50)</text:p>
          </table:table-cell>
          <table:table-cell office:value-type="string">
            <text:p>예</text:p>
          </table:table-cell>
          <table:table-cell office:value-type="string">
            <text:p>NULL</text:p>
          </table:table-cell>
          <table:table-cell office:value-type="string">
            <text:p/>
          </table:table-cell>
        </table:table-row>
        <table:table-row>
          <table:table-cell office:value-type="string">
            <text:p>name</text:p>
          </table:table-cell>
          <table:table-cell office:value-type="string">
            <text:p>varchar(20)</text:p>
          </table:table-cell>
          <table:table-cell office:value-type="string">
            <text:p>아니오</text:p>
          </table:table-cell>
          <table:table-cell office:value-type="string">
            <text:p>undefineduser</text:p>
          </table:table-cell>
          <table:table-cell office:value-type="string">
            <text:p/>
          </table:table-cell>
        </table:table-row>
        <table:table-row>
          <table:table-cell office:value-type="string">
            <text:p>password</text:p>
          </table:table-cell>
          <table:table-cell office:value-type="string">
            <text:p>varchar(20)</text:p>
          </table:table-cell>
          <table:table-cell office:value-type="string">
            <text:p>예</text:p>
          </table:table-cell>
          <table:table-cell office:value-type="string">
            <text:p>NULL</text:p>
          </table:table-cell>
          <table:table-cell office:value-type="string">
            <text:p/>
          </table:table-cell>
        </table:table-row>
        <table:table-row>
          <table:table-cell office:value-type="string">
            <text:p>email</text:p>
          </table:table-cell>
          <table:table-cell office:value-type="string">
            <text:p>varchar(30)</text:p>
          </table:table-cell>
          <table:table-cell office:value-type="string">
            <text:p>예</text:p>
          </table:table-cell>
          <table:table-cell office:value-type="string">
            <text:p>NULL</text:p>
          </table:table-cell>
          <table:table-cell office:value-type="string">
            <text:p/>
          </table:table-cell>
        </table:table-row>
        <table:table-row>
          <table:table-cell office:value-type="string">
            <text:p>gender</text:p>
          </table:table-cell>
          <table:table-cell office:value-type="string">
            <text:p>varchar(10)</text:p>
          </table:table-cell>
          <table:table-cell office:value-type="string">
            <text:p>예</text:p>
          </table:table-cell>
          <table:table-cell office:value-type="string">
            <text:p>NULL</text:p>
          </table:table-cell>
          <table:table-cell office:value-type="string">
            <text:p/>
          </table:table-cell>
        </table:table-row>
        <table:table-row>
          <table:table-cell office:value-type="string">
            <text:p>age</text:p>
          </table:table-cell>
          <table:table-cell office:value-type="string">
            <text:p>int(5)</text:p>
          </table:table-cell>
          <table:table-cell office:value-type="string">
            <text:p>예</text:p>
          </table:table-cell>
          <table:table-cell office:value-type="string">
            <text:p>NULL</text:p>
          </table:table-cell>
          <table:table-cell office:value-type="string">
            <text:p/>
          </table:table-cell>
        </table:table-row>
      </table:table>
      <text:h text:outline-level="2" text:style-name="Heading_2" text:is-list-header="true">테이블의 덤프 데이터 users</text:h>
      <table:table table:name="users_structure">
        <table:table-column table:number-columns-repeated="7"/>
        <table:table-row>
          <table:table-cell office:value-type="string">
            <text:p>id</text:p>
          </table:table-cell>
          <table:table-cell office:value-type="string">
            <text:p>picture</text:p>
          </table:table-cell>
          <table:table-cell office:value-type="string">
            <text:p>name</text:p>
          </table:table-cell>
          <table:table-cell office:value-type="string">
            <text:p>password</text:p>
          </table:table-cell>
          <table:table-cell office:value-type="string">
            <text:p>email</text:p>
          </table:table-cell>
          <table:table-cell office:value-type="string">
            <text:p>gender</text:p>
          </table:table-cell>
          <table:table-cell office:value-type="string">
            <text:p>age</text:p>
          </table:table-cell>
        </table:table-row>
        <table:table-row>
          <table:table-cell office:value-type="float" office:value="12">
            <text:p>12</text:p>
          </table:table-cell>
          <table:table-cell office:value-type="string">
            <text:p>NULL</text:p>
          </table:table-cell>
          <table:table-cell office:value-type="string">
            <text:p>obama</text:p>
          </table:table-cell>
          <table:table-cell office:value-type="string">
            <text:p>obama</text:p>
          </table:table-cell>
          <table:table-cell office:value-type="string">
            <text:p>obama@gmail.com</text:p>
          </table:table-cell>
          <table:table-cell office:value-type="string">
            <text:p>male</text:p>
          </table:table-cell>
          <table:table-cell office:value-type="float" office:value="50">
            <text:p>50</text:p>
          </table:table-cell>
        </table:table-row>
        <table:table-row>
          <table:table-cell office:value-type="float" office:value="13">
            <text:p>13</text:p>
          </table:table-cell>
          <table:table-cell office:value-type="string">
            <text:p>NULL</text:p>
          </table:table-cell>
          <table:table-cell office:value-type="string">
            <text:p>putin</text:p>
          </table:table-cell>
          <table:table-cell office:value-type="string">
            <text:p>putin</text:p>
          </table:table-cell>
          <table:table-cell office:value-type="string">
            <text:p>putin@gmail.com</text:p>
          </table:table-cell>
          <table:table-cell office:value-type="string">
            <text:p>male</text:p>
          </table:table-cell>
          <table:table-cell office:value-type="float" office:value="50">
            <text:p>50</text:p>
          </table:table-cell>
        </table:table-row>
        <table:table-row>
          <table:table-cell office:value-type="float" office:value="14">
            <text:p>14</text:p>
          </table:table-cell>
          <table:table-cell office:value-type="string">
            <text:p>NULL</text:p>
          </table:table-cell>
          <table:table-cell office:value-type="string">
            <text:p>emma</text:p>
          </table:table-cell>
          <table:table-cell office:value-type="string">
            <text:p>emma</text:p>
          </table:table-cell>
          <table:table-cell office:value-type="string">
            <text:p>emma@gmail.com</text:p>
          </table:table-cell>
          <table:table-cell office:value-type="string">
            <text:p>female</text:p>
          </table:table-cell>
          <table:table-cell office:value-type="float" office:value="20">
            <text:p>20</text:p>
          </table:table-cell>
        </table:table-row>
        <table:table-row>
          <table:table-cell office:value-type="float" office:value="15">
            <text:p>15</text:p>
          </table:table-cell>
          <table:table-cell office:value-type="string">
            <text:p>NULL</text:p>
          </table:table-cell>
          <table:table-cell office:value-type="string">
            <text:p>morgan</text:p>
          </table:table-cell>
          <table:table-cell office:value-type="string">
            <text:p>morgan</text:p>
          </table:table-cell>
          <table:table-cell office:value-type="string">
            <text:p>morgan@gmail.com</text:p>
          </table:table-cell>
          <table:table-cell office:value-type="string">
            <text:p>male</text:p>
          </table:table-cell>
          <table:table-cell office:value-type="float" office:value="70">
            <text:p>70</text:p>
          </table:table-cell>
        </table:table-row>
        <table:table-row>
          <table:table-cell office:value-type="float" office:value="16">
            <text:p>16</text:p>
          </table:table-cell>
          <table:table-cell office:value-type="string">
            <text:p>NULL</text:p>
          </table:table-cell>
          <table:table-cell office:value-type="string">
            <text:p>clint</text:p>
          </table:table-cell>
          <table:table-cell office:value-type="string">
            <text:p>clint</text:p>
          </table:table-cell>
          <table:table-cell office:value-type="string">
            <text:p>clint@gmail.com</text:p>
          </table:table-cell>
          <table:table-cell office:value-type="string">
            <text:p>male</text:p>
          </table:table-cell>
          <table:table-cell office:value-type="float" office:value="80">
            <text:p>80</text:p>
          </table:table-cell>
        </table:table-row>
        <table:table-row>
          <table:table-cell office:value-type="float" office:value="17">
            <text:p>17</text:p>
          </table:table-cell>
          <table:table-cell office:value-type="string">
            <text:p>NULL</text:p>
          </table:table-cell>
          <table:table-cell office:value-type="string">
            <text:p>sean</text:p>
          </table:table-cell>
          <table:table-cell office:value-type="string">
            <text:p>sean</text:p>
          </table:table-cell>
          <table:table-cell office:value-type="string">
            <text:p>sean@gmail.com</text:p>
          </table:table-cell>
          <table:table-cell office:value-type="string">
            <text:p>male</text:p>
          </table:table-cell>
          <table:table-cell office:value-type="float" office:value="40">
            <text:p>40</text:p>
          </table:table-cell>
        </table:table-row>
        <table:table-row>
          <table:table-cell office:value-type="float" office:value="18">
            <text:p>18</text:p>
          </table:table-cell>
          <table:table-cell office:value-type="string">
            <text:p>NULL</text:p>
          </table:table-cell>
          <table:table-cell office:value-type="string">
            <text:p>beyonce</text:p>
          </table:table-cell>
          <table:table-cell office:value-type="string">
            <text:p>beyonce</text:p>
          </table:table-cell>
          <table:table-cell office:value-type="string">
            <text:p>beyonce@gmail.com</text:p>
          </table:table-cell>
          <table:table-cell office:value-type="string">
            <text:p>female</text:p>
          </table:table-cell>
          <table:table-cell office:value-type="float" office:value="30">
            <text:p>30</text:p>
          </table:table-cell>
        </table:table-row>
        <table:table-row>
          <table:table-cell office:value-type="float" office:value="19">
            <text:p>19</text:p>
          </table:table-cell>
          <table:table-cell office:value-type="string">
            <text:p>NULL</text:p>
          </table:table-cell>
          <table:table-cell office:value-type="string">
            <text:p>ann</text:p>
          </table:table-cell>
          <table:table-cell office:value-type="string">
            <text:p>ann</text:p>
          </table:table-cell>
          <table:table-cell office:value-type="string">
            <text:p>ann@gmail.com</text:p>
          </table:table-cell>
          <table:table-cell office:value-type="string">
            <text:p>female</text:p>
          </table:table-cell>
          <table:table-cell office:value-type="float" office:value="30">
            <text:p>30</text:p>
          </table:table-cell>
        </table:table-row>
        <table:table-row>
          <table:table-cell office:value-type="float" office:value="20">
            <text:p>20</text:p>
          </table:table-cell>
          <table:table-cell office:value-type="string">
            <text:p>NULL</text:p>
          </table:table-cell>
          <table:table-cell office:value-type="string">
            <text:p>angelina</text:p>
          </table:table-cell>
          <table:table-cell office:value-type="string">
            <text:p>angelina</text:p>
          </table:table-cell>
          <table:table-cell office:value-type="string">
            <text:p>angelina@gmail.comm</text:p>
          </table:table-cell>
          <table:table-cell office:value-type="string">
            <text:p>female</text:p>
          </table:table-cell>
          <table:table-cell office:value-type="float" office:value="40">
            <text:p>40</text:p>
          </table:table-cell>
        </table:table-row>
        <table:table-row>
          <table:table-cell office:value-type="float" office:value="21">
            <text:p>21</text:p>
          </table:table-cell>
          <table:table-cell office:value-type="string">
            <text:p>NULL</text:p>
          </table:table-cell>
          <table:table-cell office:value-type="string">
            <text:p>shin</text:p>
          </table:table-cell>
          <table:table-cell office:value-type="string">
            <text:p>5119861</text:p>
          </table:table-cell>
          <table:table-cell office:value-type="string">
            <text:p>ssw900528@gmail.com</text:p>
          </table:table-cell>
          <table:table-cell office:value-type="string">
            <text:p>male</text:p>
          </table:table-cell>
          <table:table-cell office:value-type="float" office:value="25">
            <text:p>25</text:p>
          </table:table-cell>
        </table:table-row>
        <table:table-row>
          <table:table-cell office:value-type="float" office:value="23">
            <text:p>23</text:p>
          </table:table-cell>
          <table:table-cell office:value-type="string">
            <text:p>NULL</text:p>
          </table:table-cell>
          <table:table-cell office:value-type="string">
            <text:p>shina</text:p>
          </table:table-cell>
          <table:table-cell office:value-type="string">
            <text:p>shin</text:p>
          </table:table-cell>
          <table:table-cell office:value-type="string">
            <text:p>ssw900528@gmail.com</text:p>
          </table:table-cell>
          <table:table-cell office:value-type="string">
            <text:p>female</text:p>
          </table:table-cell>
          <table:table-cell office:value-type="float" office:value="25">
            <text:p>25</text:p>
          </table:table-cell>
        </table:table-row>
      </table:table>
    </office:text>
  </office:body>
</office:document-content>
</file>

<file path=styles.xml><?xml version="1.0" encoding="UTF-8"?><office:document-styles xmlns:office="urn:oasis:names:tc:opendocument:xmlns:office:1.0" xmlns:text="urn:oasis:names:tc:opendocument:xmlns:text:1.0" xmlns:table="urn:oasis:names:tc:opendocument:xmlns:table:1.0" xmlns:style="urn:oasis:names:tc:opendocument:xmlns:style:1.0" xmlns:number="urn:oasis:names:tc:opendocument:xmlns:datastyle:1.0" xmlns:fo="urn:oasis:names:tc:opendocument:xmlns:xsl-fo-compatible:1.0" office:version="1.0"><office:font-face-decls><style:font-face style:name="Arial Unicode MS" svg:font-family="'Arial Unicode MS'" style:font-pitch="variable"/><style:font-face style:name="DejaVu Sans1" svg:font-family="'DejaVu Sans'" style:font-pitch="variable"/><style:font-face style:name="HG Mincho Light J" svg:font-family="'HG Mincho Light J'" style:font-pitch="variable"/><style:font-face style:name="DejaVu Serif" svg:font-family="'DejaVu Serif'" style:font-family-generic="roman" style:font-pitch="variable"/><style:font-face style:name="Thorndale" svg:font-family="Thorndale" style:font-family-generic="roman" style:font-pitch="variable"/><style:font-face style:name="DejaVu Sans" svg:font-family="'DejaVu Sans'" style:font-family-generic="swiss" style:font-pitch="variable"/></office:font-face-decls><office:styles><style:default-style style:family="paragraph"><style:paragraph-properties fo:hyphenation-ladder-count="no-limit" style:text-autospace="ideograph-alpha" style:punctuation-wrap="hanging" style:line-break="strict" style:tab-stop-distance="0.4925in" style:writing-mode="page"/><style:text-properties style:use-window-font-color="true" style:font-name="DejaVu Serif" fo:font-size="12pt" fo:language="en" fo:country="US" style:font-name-asian="DejaVu Sans1" style:font-size-asian="12pt" style:language-asian="none" style:country-asian="none" style:font-name-complex="DejaVu Sans1" style:font-size-complex="12pt" style:language-complex="none" style:country-complex="none" fo:hyphenate="false" fo:hyphenation-remain-char-count="2" fo:hyphenation-push-char-count="2"/></style:default-style><style:style style:name="Standard" style:family="paragraph" style:class="text"/><style:style style:name="Text_body" style:display-name="Text body" style:family="paragraph" style:parent-style-name="Standard" style:class="text"><style:paragraph-properties fo:margin-top="0in" fo:margin-bottom="0.0835in"/></style:style><style:style style:name="Heading" style:family="paragraph" style:parent-style-name="Standard" style:next-style-name="Text_body" style:class="text"><style:paragraph-properties fo:margin-top="0.1665in" fo:margin-bottom="0.0835in" fo:keep-with-next="always"/><style:text-properties style:font-name="DejaVu Sans" fo:font-size="14pt" style:font-name-asian="DejaVu Sans1" style:font-size-asian="14pt" style:font-name-complex="DejaVu Sans1" style:font-size-complex="14pt"/></style:style><style:style style:name="Heading_1" style:display-name="Heading 1" style:family="paragraph" style:parent-style-name="Heading" style:next-style-name="Text_body" style:class="text" style:default-outline-level="1"><style:text-properties style:font-name="Thorndale" fo:font-size="24pt" fo:font-weight="bold" style:font-name-asian="HG Mincho Light J" style:font-size-asian="24pt" style:font-weight-asian="bold" style:font-name-complex="Arial Unicode MS" style:font-size-complex="24pt" style:font-weight-complex="bold"/></style:style><style:style style:name="Heading_2" style:display-name="Heading 2" style:family="paragraph" style:parent-style-name="Heading" style:next-style-name="Text_body" style:class="text" style:default-outline-level="2"><style:text-properties style:font-name="DejaVu Serif" fo:font-size="18pt" fo:font-weight="bold" style:font-name-asian="DejaVu Sans1" style:font-size-asian="18pt" style:font-weight-asian="bold" style:font-name-complex="DejaVu Sans1" style:font-size-complex="18pt" style:font-weight-complex="bold"/></style:style></office:styles><office:automatic-styles><style:page-layout style:name="pm1"><style:page-layout-properties fo:page-width="8.2673in" fo:page-height="11.6925in" style:num-format="1" style:print-orientation="portrait" fo:margin-top="1in" fo:margin-bottom="1in" fo:margin-left="1.25in" fo:margin-right="1.25in" style:writing-mode="lr-tb" style:footnote-max-height="0in"><style:footnote-sep style:width="0.0071in" style:distance-before-sep="0.0398in" style:distance-after-sep="0.0398in" style:adjustment="left" style:rel-width="25%" style:color="#000000"/></style:page-layout-properties><style:header-style/><style:footer-style/></style:page-layout></office:automatic-styles><office:master-styles><style:master-page style:name="Standard" style:page-layout-name="pm1"/></office:master-styles></office:document-styles>
</file>

<file path=meta.xml><?xml version="1.0" encoding="utf-8"?>
<office:document-meta xmlns:office="urn:oasis:names:tc:opendocument:xmlns:office:1.0" xmlns:meta="urn:oasis:names:tc:opendocument:xmlns:meta:1.0" office:version="1.0">
  <office:meta>
    <meta:generator>phpMyAdmin 4.2.9.1</meta:generator>
    <meta:initial-creator>phpMyAdmin 4.2.9.1</meta:initial-creator>
    <meta:creation-date>2014-12-07T19:34:53</meta:creation-date>
  </office:meta>
</office:document-meta>
</file>